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3465a4" fo:font-weight="bold" style:font-weight-asian="bold" style:font-weight-complex="bold"/>
    </style:style>
    <style:style style:name="ce4" style:family="table-cell" style:parent-style-name="Default">
      <style:text-properties fo:color="#f10d0c" fo:font-weight="bold" style:font-weight-asian="bold" style:font-weight-complex="bold"/>
    </style:style>
    <style:style style:name="ce5" style:family="table-cell" style:parent-style-name="Default">
      <style:text-properties fo:color="#069a2e" fo:font-weight="bold" style:font-weight-asian="bold" style:font-weight-complex="bold"/>
    </style:style>
    <style:style style:name="ce6" style:family="table-cell" style:parent-style-name="Default">
      <style:text-properties fo:color="#e8a202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itans" table:style-name="ta1">
        <table:table-column table:style-name="co1" table:default-cell-style-name="ce3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tan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Skin 2</text:p>
          </table:table-cell>
          <table:table-cell office:value-type="string" calcext:value-type="string">
            <text:p>Art. Weapon</text:p>
          </table:table-cell>
          <table:table-cell office:value-type="string" calcext:value-type="string">
            <text:p>Art. Crown</text:p>
          </table:table-cell>
          <table:table-cell office:value-type="string" calcext:value-type="string">
            <text:p>Art. Sea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otal power</text:p>
          </table:table-cell>
          <table:table-cell table:number-columns-repeated="4"/>
          <table:table-cell office:value-type="string" calcext:value-type="string">
            <text:p>RESOURCES</text:p>
          </table:table-cell>
          <table:table-cell/>
          <table:table-cell table:style-name="Default" office:value-type="string" calcext:value-type="string">
            <text:p>Titan</text:p>
          </table:table-cell>
          <table:table-cell office:value-type="string" calcext:value-type="string">
            <text:p>Soul stones</text:p>
          </table:table-cell>
          <table:table-cell/>
          <table:table-cell office:value-type="string" calcext:value-type="string">
            <text:p>Potions</text:p>
          </table:table-cell>
          <table:table-cell office:value-type="string" calcext:value-type="string">
            <text:p>Skin stones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Gold</text:p>
          </table:table-cell>
          <table:table-cell/>
        </table:table-row>
        <table:table-row table:style-name="ro1">
          <table:table-cell office:value-type="string" calcext:value-type="string">
            <text:p>Sigurd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5702" calcext:value-type="float">
            <text:p>55702</text:p>
          </table:table-cell>
          <table:table-cell table:formula="of:=SUM([.I2:.I6])" office:value-type="float" office:value="115519" calcext:value-type="float">
            <text:p>115519</text:p>
          </table:table-cell>
          <table:table-cell table:number-columns-repeated="4"/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Sigur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8175" calcext:value-type="float">
            <text:p>428175</text:p>
          </table:table-cell>
          <table:table-cell office:value-type="float" office:value="115625" calcext:value-type="float">
            <text:p>115625</text:p>
          </table:table-cell>
          <table:table-cell office:value-type="float" office:value="519189" calcext:value-type="float">
            <text:p>519189</text:p>
          </table:table-cell>
          <table:table-cell office:value-type="float" office:value="168520927" calcext:value-type="float">
            <text:p>168520927</text:p>
          </table:table-cell>
          <table:table-cell/>
        </table:table-row>
        <table:table-row table:style-name="ro1">
          <table:table-cell office:value-type="string" calcext:value-type="string">
            <text:p>Nova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956" calcext:value-type="float">
            <text:p>14956</text:p>
          </table:table-cell>
          <table:table-cell table:number-columns-repeated="7"/>
          <table:table-cell office:value-type="string" calcext:value-type="string">
            <text:p>Nova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ri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575" calcext:value-type="float">
            <text:p>10575</text:p>
          </table:table-cell>
          <table:table-cell table:number-columns-repeated="7"/>
          <table:table-cell office:value-type="string" calcext:value-type="string">
            <text:p>Mairi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périon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109" calcext:value-type="float">
            <text:p>20109</text:p>
          </table:table-cell>
          <table:table-cell table:number-columns-repeated="7"/>
          <table:table-cell office:value-type="string" calcext:value-type="string">
            <text:p>Hypérion</text:p>
          </table:table-cell>
          <table:table-cell office:value-type="float" office:value="398" calcext:value-type="float">
            <text:p>3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dus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177" calcext:value-type="float">
            <text:p>14177</text:p>
          </table:table-cell>
          <table:table-cell table:number-columns-repeated="7"/>
          <table:table-cell office:value-type="string" calcext:value-type="string">
            <text:p>Tydus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Moloch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413" calcext:value-type="float">
            <text:p>44413</text:p>
          </table:table-cell>
          <table:table-cell table:formula="of:=SUM([.I7:.I11])" office:value-type="float" office:value="108341" calcext:value-type="float">
            <text:p>108341</text:p>
          </table:table-cell>
          <table:table-cell table:number-columns-repeated="6"/>
          <table:table-cell table:style-name="ce4" office:value-type="string" calcext:value-type="string">
            <text:p>Moloch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Vulcain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240" calcext:value-type="float">
            <text:p>15240</text:p>
          </table:table-cell>
          <table:table-cell table:number-columns-repeated="7"/>
          <table:table-cell table:style-name="ce4" office:value-type="string" calcext:value-type="string">
            <text:p>Vulcain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Ignis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474" calcext:value-type="float">
            <text:p>15474</text:p>
          </table:table-cell>
          <table:table-cell table:number-columns-repeated="7"/>
          <table:table-cell table:style-name="ce4" office:value-type="string" calcext:value-type="string">
            <text:p>Igni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Araj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774" calcext:value-type="float">
            <text:p>20774</text:p>
          </table:table-cell>
          <table:table-cell table:number-columns-repeated="7"/>
          <table:table-cell table:style-name="ce4" office:value-type="string" calcext:value-type="string">
            <text:p>Araji</text:p>
          </table:table-cell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Asherona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440" calcext:value-type="float">
            <text:p>12440</text:p>
          </table:table-cell>
          <table:table-cell table:number-columns-repeated="7"/>
          <table:table-cell table:style-name="ce4" office:value-type="string" calcext:value-type="string">
            <text:p>Asherona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Angus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7329" calcext:value-type="float">
            <text:p>67329</text:p>
          </table:table-cell>
          <table:table-cell table:formula="of:=SUM([.I12:.I16])" office:value-type="float" office:value="242934" calcext:value-type="float">
            <text:p>242934</text:p>
          </table:table-cell>
          <table:table-cell table:number-columns-repeated="6"/>
          <table:table-cell table:style-name="ce5" office:value-type="string" calcext:value-type="string">
            <text:p>Angu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Sylva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8371" calcext:value-type="float">
            <text:p>48371</text:p>
          </table:table-cell>
          <table:table-cell table:number-columns-repeated="7"/>
          <table:table-cell table:style-name="ce5" office:value-type="string" calcext:value-type="string">
            <text:p>Sylva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Avalon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495" calcext:value-type="float">
            <text:p>48495</text:p>
          </table:table-cell>
          <table:table-cell table:number-columns-repeated="7"/>
          <table:table-cell table:style-name="ce5" office:value-type="string" calcext:value-type="string">
            <text:p>Avalon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Eden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2850" calcext:value-type="float">
            <text:p>52850</text:p>
          </table:table-cell>
          <table:table-cell table:number-columns-repeated="7"/>
          <table:table-cell table:style-name="ce5" office:value-type="string" calcext:value-type="string">
            <text:p>Eden</text:p>
          </table:table-cell>
          <table:table-cell office:value-type="float" office:value="1393" calcext:value-type="float">
            <text:p>1393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Verdoc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889" calcext:value-type="float">
            <text:p>25889</text:p>
          </table:table-cell>
          <table:table-cell table:number-columns-repeated="7"/>
          <table:table-cell table:style-name="ce5" office:value-type="string" calcext:value-type="string">
            <text:p>Verdoc</text:p>
          </table:table-cell>
          <table:table-cell office:value-type="float" office:value="755" calcext:value-type="float">
            <text:p>755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Rigel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631" calcext:value-type="float">
            <text:p>11631</text:p>
          </table:table-cell>
          <table:table-cell table:formula="of:=SUM([.I17:.I20])" office:value-type="float" office:value="76721" calcext:value-type="float">
            <text:p>76721</text:p>
          </table:table-cell>
          <table:table-cell table:number-columns-repeated="6"/>
          <table:table-cell table:style-name="ce6" office:value-type="string" calcext:value-type="string">
            <text:p>Rigel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Amon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437" calcext:value-type="float">
            <text:p>7437</text:p>
          </table:table-cell>
          <table:table-cell table:number-columns-repeated="7"/>
          <table:table-cell table:style-name="ce6" office:value-type="string" calcext:value-type="string">
            <text:p>Amon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Iyari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297" calcext:value-type="float">
            <text:p>32297</text:p>
          </table:table-cell>
          <table:table-cell table:number-columns-repeated="7"/>
          <table:table-cell table:style-name="ce6" office:value-type="string" calcext:value-type="string">
            <text:p>Iyari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Solaris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5356" calcext:value-type="float">
            <text:p>25356</text:p>
          </table:table-cell>
          <table:table-cell table:number-columns-repeated="7"/>
          <table:table-cell table:style-name="ce6" office:value-type="string" calcext:value-type="string">
            <text:p>Solaris</text:p>
          </table:table-cell>
          <table:table-cell office:value-type="float" office:value="214" calcext:value-type="float">
            <text:p>214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Lum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6" office:value-type="string" calcext:value-type="string">
            <text:p>Lumira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Brustar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81" calcext:value-type="float">
            <text:p>7581</text:p>
          </table:table-cell>
          <table:table-cell table:formula="of:=SUM([.I22:.I25])" office:value-type="float" office:value="23382" calcext:value-type="float">
            <text:p>23382</text:p>
          </table:table-cell>
          <table:table-cell table:number-columns-repeated="6"/>
          <table:table-cell table:style-name="ce7" office:value-type="string" calcext:value-type="string">
            <text:p>Brustar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Keros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776" calcext:value-type="float">
            <text:p>7776</text:p>
          </table:table-cell>
          <table:table-cell table:number-columns-repeated="7"/>
          <table:table-cell table:style-name="ce7" office:value-type="string" calcext:value-type="string">
            <text:p>Kero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Mör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800" calcext:value-type="float">
            <text:p>7800</text:p>
          </table:table-cell>
          <table:table-cell table:number-columns-repeated="7"/>
          <table:table-cell table:style-name="ce7" office:value-type="string" calcext:value-type="string">
            <text:p>Mör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Ténébr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table:number-columns-repeated="7"/>
          <table:table-cell table:style-name="ce7" office:value-type="string" calcext:value-type="string">
            <text:p>Ténébris</text:p>
          </table:table-cell>
          <table:table-cell office:value-type="float" office:value="828" calcext:value-type="float">
            <text:p>828</text:p>
          </table:table-cell>
          <table:table-cell table:number-columns-repeated="6"/>
        </table:table-row>
        <table:table-row table:style-name="ro1" table:number-rows-repeated="3">
          <table:table-cell table:style-name="Default"/>
          <table:table-cell table:number-columns-repeated="15"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Goal</text:p>
          </table:table-cell>
          <table:table-cell table:number-columns-repeated="15"/>
          <table:table-cell table:style-name="Default"/>
          <table:table-cell table:number-columns-repeated="2"/>
          <table:table-cell office:value-type="string" calcext:value-type="string">
            <text:p>COST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itan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Skin 2</text:p>
          </table:table-cell>
          <table:table-cell office:value-type="string" calcext:value-type="string">
            <text:p>Art. Weapon</text:p>
          </table:table-cell>
          <table:table-cell office:value-type="string" calcext:value-type="string">
            <text:p>Art. Crown</text:p>
          </table:table-cell>
          <table:table-cell office:value-type="string" calcext:value-type="string">
            <text:p>Art. Seal</text:p>
          </table:table-cell>
          <table:table-cell table:number-columns-repeated="6"/>
          <table:table-cell office:value-type="string" calcext:value-type="string">
            <text:p>RESOURCES</text:p>
          </table:table-cell>
          <table:table-cell/>
          <table:table-cell table:style-name="Default" office:value-type="string" calcext:value-type="string">
            <text:p>Titan</text:p>
          </table:table-cell>
          <table:table-cell office:value-type="string" calcext:value-type="string">
            <text:p>Soul stones</text:p>
          </table:table-cell>
          <table:table-cell/>
          <table:table-cell office:value-type="string" calcext:value-type="string">
            <text:p>Potions</text:p>
          </table:table-cell>
          <table:table-cell office:value-type="string" calcext:value-type="string">
            <text:p>Skin stones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Gold (artifact)</text:p>
          </table:table-cell>
          <table:table-cell office:value-type="string" calcext:value-type="string">
            <text:p>Gold (star)</text:p>
          </table:table-cell>
        </table:table-row>
        <table:table-row table:style-name="ro1">
          <table:table-cell office:value-type="string" calcext:value-type="string">
            <text:p>Sigurd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Sigurd</text:p>
          </table:table-cell>
          <table:table-cell table:formula="of:=[.R2]-(VLOOKUP([.B31]; [StarCost.A:.B]; 2; 0)-VLOOKUP([.B2]; [StarCost.A:.B]; 2; 0))" office:value-type="float" office:value="0" calcext:value-type="float">
            <text:p>0</text:p>
          </table:table-cell>
          <table:table-cell/>
          <table:table-cell table:formula="of:=VLOOKUP([.C31]; [PotionCost.A:.C]; 3; 0)-VLOOKUP([.C2]; [PotionCost.A:.C]; 3; 0)" office:value-type="float" office:value="0" calcext:value-type="float">
            <text:p>0</text:p>
          </table:table-cell>
          <table:table-cell table:formula="of:=(VLOOKUP([.D31]; [SkinCost.A:.C]; 3; 0)-VLOOKUP([.D2]; [SkinCost.A:.C]; 3; 0))+(VLOOKUP([.E31]; [SkinCost.A:.C]; 3; 0)-VLOOKUP([.E2]; [SkinCost.A:.C]; 3; 0))" office:value-type="float" office:value="0" calcext:value-type="float">
            <text:p>0</text:p>
          </table:table-cell>
          <table:table-cell table:formula="of:=(VLOOKUP([.F31]; [ArtifactDustCost.A:.C]; 3; 0)-VLOOKUP([.F2]; [ArtifactDustCost.A:.C]; 3; 0))+(VLOOKUP([.G31]; [ArtifactDustCost.A:.C]; 3; 0)-VLOOKUP([.G2]; [ArtifactDustCost.A:.C]; 3; 0))+(VLOOKUP([.H31]; [ArtifactDustCost.A:.C]; 3; 0)-VLOOKUP([.H2]; [ArtifactDustCost.A:.C]; 3; 0))" office:value-type="float" office:value="0" calcext:value-type="float">
            <text:p>0</text:p>
          </table:table-cell>
          <table:table-cell table:formula="of:=(VLOOKUP([.F31]; [ArtifactGoldCost.A:.C]; 3; 0)-VLOOKUP([.F2]; [ArtifactGoldCost.A:.C]; 3; 0))+(VLOOKUP([.G31]; [ArtifactGoldCost.A:.C]; 3; 0)-VLOOKUP([.G2]; [ArtifactGoldCost.A:.C]; 3; 0))+(VLOOKUP([.H31]; [ArtifactGoldCost.A:.C]; 3; 0)-VLOOKUP([.H2]; [ArtifactGoldCost.A:.C]; 3; 0))" office:value-type="float" office:value="0" calcext:value-type="float">
            <text:p>0</text:p>
          </table:table-cell>
          <table:table-cell table:formula="of:=(VLOOKUP([.B31]; [StarGoldCost.A:.C]; 3; 0)-VLOOKUP([.B2]; [StarGoldCost.A:.C]; 3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a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Nova</text:p>
          </table:table-cell>
          <table:table-cell table:formula="of:=[.R3]-(VLOOKUP([.B32]; [StarCost.A:.B]; 2; 0)-VLOOKUP([.B3]; [StarCost.A:.B]; 2; 0))" office:value-type="float" office:value="0" calcext:value-type="float">
            <text:p>0</text:p>
          </table:table-cell>
          <table:table-cell/>
          <table:table-cell table:formula="of:=VLOOKUP([.C32]; [PotionCost.A:.C]; 3; 0)-VLOOKUP([.C3]; [PotionCost.A:.C]; 3; 0)" office:value-type="float" office:value="18400" calcext:value-type="float">
            <text:p>18400</text:p>
          </table:table-cell>
          <table:table-cell table:formula="of:=(VLOOKUP([.D32]; [SkinCost.A:.C]; 3; 0)-VLOOKUP([.D3]; [SkinCost.A:.C]; 3; 0))+(VLOOKUP([.E32]; [SkinCost.A:.C]; 3; 0)-VLOOKUP([.E3]; [SkinCost.A:.C]; 3; 0))" office:value-type="float" office:value="0" calcext:value-type="float">
            <text:p>0</text:p>
          </table:table-cell>
          <table:table-cell table:formula="of:=(VLOOKUP([.F32]; [ArtifactDustCost.A:.C]; 3; 0)-VLOOKUP([.F3]; [ArtifactDustCost.A:.C]; 3; 0))+(VLOOKUP([.G32]; [ArtifactDustCost.A:.C]; 3; 0)-VLOOKUP([.G3]; [ArtifactDustCost.A:.C]; 3; 0))+(VLOOKUP([.H32]; [ArtifactDustCost.A:.C]; 3; 0)-VLOOKUP([.H3]; [ArtifactDustCost.A:.C]; 3; 0))" office:value-type="float" office:value="0" calcext:value-type="float">
            <text:p>0</text:p>
          </table:table-cell>
          <table:table-cell table:formula="of:=(VLOOKUP([.F32]; [ArtifactGoldCost.A:.C]; 3; 0)-VLOOKUP([.F3]; [ArtifactGoldCost.A:.C]; 3; 0))+(VLOOKUP([.G32]; [ArtifactGoldCost.A:.C]; 3; 0)-VLOOKUP([.G3]; [ArtifactGoldCost.A:.C]; 3; 0))+(VLOOKUP([.H32]; [ArtifactGoldCost.A:.C]; 3; 0)-VLOOKUP([.H3]; [ArtifactGoldCost.A:.C]; 3; 0))" office:value-type="float" office:value="0" calcext:value-type="float">
            <text:p>0</text:p>
          </table:table-cell>
          <table:table-cell table:formula="of:=(VLOOKUP([.B32]; [StarGoldCost.A:.C]; 3; 0)-VLOOKUP([.B3]; [StarGoldCost.A:.C]; 3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ri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Mairi</text:p>
          </table:table-cell>
          <table:table-cell table:formula="of:=[.R4]-(VLOOKUP([.B33]; [StarCost.A:.B]; 2; 0)-VLOOKUP([.B4]; [StarCost.A:.B]; 2; 0))" office:value-type="float" office:value="0" calcext:value-type="float">
            <text:p>0</text:p>
          </table:table-cell>
          <table:table-cell/>
          <table:table-cell table:formula="of:=VLOOKUP([.C33]; [PotionCost.A:.C]; 3; 0)-VLOOKUP([.C4]; [PotionCost.A:.C]; 3; 0)" office:value-type="float" office:value="29550" calcext:value-type="float">
            <text:p>29550</text:p>
          </table:table-cell>
          <table:table-cell table:formula="of:=(VLOOKUP([.D33]; [SkinCost.A:.C]; 3; 0)-VLOOKUP([.D4]; [SkinCost.A:.C]; 3; 0))+(VLOOKUP([.E33]; [SkinCost.A:.C]; 3; 0)-VLOOKUP([.E4]; [SkinCost.A:.C]; 3; 0))" office:value-type="float" office:value="0" calcext:value-type="float">
            <text:p>0</text:p>
          </table:table-cell>
          <table:table-cell table:formula="of:=(VLOOKUP([.F33]; [ArtifactDustCost.A:.C]; 3; 0)-VLOOKUP([.F4]; [ArtifactDustCost.A:.C]; 3; 0))+(VLOOKUP([.G33]; [ArtifactDustCost.A:.C]; 3; 0)-VLOOKUP([.G4]; [ArtifactDustCost.A:.C]; 3; 0))+(VLOOKUP([.H33]; [ArtifactDustCost.A:.C]; 3; 0)-VLOOKUP([.H4]; [ArtifactDustCost.A:.C]; 3; 0))" office:value-type="float" office:value="0" calcext:value-type="float">
            <text:p>0</text:p>
          </table:table-cell>
          <table:table-cell table:formula="of:=(VLOOKUP([.F33]; [ArtifactGoldCost.A:.C]; 3; 0)-VLOOKUP([.F4]; [ArtifactGoldCost.A:.C]; 3; 0))+(VLOOKUP([.G33]; [ArtifactGoldCost.A:.C]; 3; 0)-VLOOKUP([.G4]; [ArtifactGoldCost.A:.C]; 3; 0))+(VLOOKUP([.H33]; [ArtifactGoldCost.A:.C]; 3; 0)-VLOOKUP([.H4]; [ArtifactGoldCost.A:.C]; 3; 0))" office:value-type="float" office:value="0" calcext:value-type="float">
            <text:p>0</text:p>
          </table:table-cell>
          <table:table-cell table:formula="of:=(VLOOKUP([.B33]; [StarGoldCost.A:.C]; 3; 0)-VLOOKUP([.B4]; [StarGoldCost.A:.C]; 3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périon</text:p>
          </table:table-cell>
          <table:table-cell table:style-name="ce12" office:value-type="float" office:value="5" calcext:value-type="float">
            <text:p>5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Hypérion</text:p>
          </table:table-cell>
          <table:table-cell table:formula="of:=[.R5]-(VLOOKUP([.B34]; [StarCost.A:.B]; 2; 0)-VLOOKUP([.B5]; [StarCost.A:.B]; 2; 0))" office:value-type="float" office:value="398" calcext:value-type="float">
            <text:p>398</text:p>
          </table:table-cell>
          <table:table-cell/>
          <table:table-cell table:formula="of:=VLOOKUP([.C34]; [PotionCost.A:.C]; 3; 0)-VLOOKUP([.C5]; [PotionCost.A:.C]; 3; 0)" office:value-type="float" office:value="42900" calcext:value-type="float">
            <text:p>42900</text:p>
          </table:table-cell>
          <table:table-cell table:formula="of:=(VLOOKUP([.D34]; [SkinCost.A:.C]; 3; 0)-VLOOKUP([.D5]; [SkinCost.A:.C]; 3; 0))+(VLOOKUP([.E34]; [SkinCost.A:.C]; 3; 0)-VLOOKUP([.E5]; [SkinCost.A:.C]; 3; 0))" office:value-type="float" office:value="0" calcext:value-type="float">
            <text:p>0</text:p>
          </table:table-cell>
          <table:table-cell table:formula="of:=(VLOOKUP([.F34]; [ArtifactDustCost.A:.C]; 3; 0)-VLOOKUP([.F5]; [ArtifactDustCost.A:.C]; 3; 0))+(VLOOKUP([.G34]; [ArtifactDustCost.A:.C]; 3; 0)-VLOOKUP([.G5]; [ArtifactDustCost.A:.C]; 3; 0))+(VLOOKUP([.H34]; [ArtifactDustCost.A:.C]; 3; 0)-VLOOKUP([.H5]; [ArtifactDustCost.A:.C]; 3; 0))" office:value-type="float" office:value="0" calcext:value-type="float">
            <text:p>0</text:p>
          </table:table-cell>
          <table:table-cell table:formula="of:=(VLOOKUP([.F34]; [ArtifactGoldCost.A:.C]; 3; 0)-VLOOKUP([.F5]; [ArtifactGoldCost.A:.C]; 3; 0))+(VLOOKUP([.G34]; [ArtifactGoldCost.A:.C]; 3; 0)-VLOOKUP([.G5]; [ArtifactGoldCost.A:.C]; 3; 0))+(VLOOKUP([.H34]; [ArtifactGoldCost.A:.C]; 3; 0)-VLOOKUP([.H5]; [ArtifactGoldCost.A:.C]; 3; 0))" office:value-type="float" office:value="0" calcext:value-type="float">
            <text:p>0</text:p>
          </table:table-cell>
          <table:table-cell table:formula="of:=(VLOOKUP([.B34]; [StarGoldCost.A:.C]; 3; 0)-VLOOKUP([.B5]; [StarGoldCost.A:.C]; 3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dus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Tydus</text:p>
          </table:table-cell>
          <table:table-cell table:formula="of:=[.R6]-(VLOOKUP([.B35]; [StarCost.A:.B]; 2; 0)-VLOOKUP([.B6]; [StarCost.A:.B]; 2; 0))" office:value-type="float" office:value="100" calcext:value-type="float">
            <text:p>100</text:p>
          </table:table-cell>
          <table:table-cell/>
          <table:table-cell table:formula="of:=VLOOKUP([.C35]; [PotionCost.A:.C]; 3; 0)-VLOOKUP([.C6]; [PotionCost.A:.C]; 3; 0)" office:value-type="float" office:value="0" calcext:value-type="float">
            <text:p>0</text:p>
          </table:table-cell>
          <table:table-cell table:formula="of:=(VLOOKUP([.D35]; [SkinCost.A:.C]; 3; 0)-VLOOKUP([.D6]; [SkinCost.A:.C]; 3; 0))+(VLOOKUP([.E35]; [SkinCost.A:.C]; 3; 0)-VLOOKUP([.E6]; [SkinCost.A:.C]; 3; 0))" office:value-type="float" office:value="0" calcext:value-type="float">
            <text:p>0</text:p>
          </table:table-cell>
          <table:table-cell table:formula="of:=(VLOOKUP([.F35]; [ArtifactDustCost.A:.C]; 3; 0)-VLOOKUP([.F6]; [ArtifactDustCost.A:.C]; 3; 0))+(VLOOKUP([.G35]; [ArtifactDustCost.A:.C]; 3; 0)-VLOOKUP([.G6]; [ArtifactDustCost.A:.C]; 3; 0))+(VLOOKUP([.H35]; [ArtifactDustCost.A:.C]; 3; 0)-VLOOKUP([.H6]; [ArtifactDustCost.A:.C]; 3; 0))" office:value-type="float" office:value="0" calcext:value-type="float">
            <text:p>0</text:p>
          </table:table-cell>
          <table:table-cell table:formula="of:=(VLOOKUP([.F35]; [ArtifactGoldCost.A:.C]; 3; 0)-VLOOKUP([.F6]; [ArtifactGoldCost.A:.C]; 3; 0))+(VLOOKUP([.G35]; [ArtifactGoldCost.A:.C]; 3; 0)-VLOOKUP([.G6]; [ArtifactGoldCost.A:.C]; 3; 0))+(VLOOKUP([.H35]; [ArtifactGoldCost.A:.C]; 3; 0)-VLOOKUP([.H6]; [ArtifactGoldCost.A:.C]; 3; 0))" office:value-type="float" office:value="0" calcext:value-type="float">
            <text:p>0</text:p>
          </table:table-cell>
          <table:table-cell table:formula="of:=(VLOOKUP([.B35]; [StarGoldCost.A:.C]; 3; 0)-VLOOKUP([.B6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Moloch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4" office:value-type="string" calcext:value-type="string">
            <text:p>Moloch</text:p>
          </table:table-cell>
          <table:table-cell table:formula="of:=[.R7]-(VLOOKUP([.B36]; [StarCost.A:.B]; 2; 0)-VLOOKUP([.B7]; [StarCost.A:.B]; 2; 0))" office:value-type="float" office:value="0" calcext:value-type="float">
            <text:p>0</text:p>
          </table:table-cell>
          <table:table-cell/>
          <table:table-cell table:formula="of:=VLOOKUP([.C36]; [PotionCost.A:.C]; 3; 0)-VLOOKUP([.C7]; [PotionCost.A:.C]; 3; 0)" office:value-type="float" office:value="46740" calcext:value-type="float">
            <text:p>46740</text:p>
          </table:table-cell>
          <table:table-cell table:formula="of:=(VLOOKUP([.D36]; [SkinCost.A:.C]; 3; 0)-VLOOKUP([.D7]; [SkinCost.A:.C]; 3; 0))+(VLOOKUP([.E36]; [SkinCost.A:.C]; 3; 0)-VLOOKUP([.E7]; [SkinCost.A:.C]; 3; 0))" office:value-type="float" office:value="10315" calcext:value-type="float">
            <text:p>10315</text:p>
          </table:table-cell>
          <table:table-cell table:formula="of:=(VLOOKUP([.F36]; [ArtifactDustCost.A:.C]; 3; 0)-VLOOKUP([.F7]; [ArtifactDustCost.A:.C]; 3; 0))+(VLOOKUP([.G36]; [ArtifactDustCost.A:.C]; 3; 0)-VLOOKUP([.G7]; [ArtifactDustCost.A:.C]; 3; 0))+(VLOOKUP([.H36]; [ArtifactDustCost.A:.C]; 3; 0)-VLOOKUP([.H7]; [ArtifactDustCost.A:.C]; 3; 0))" office:value-type="float" office:value="0" calcext:value-type="float">
            <text:p>0</text:p>
          </table:table-cell>
          <table:table-cell table:formula="of:=(VLOOKUP([.F36]; [ArtifactGoldCost.A:.C]; 3; 0)-VLOOKUP([.F7]; [ArtifactGoldCost.A:.C]; 3; 0))+(VLOOKUP([.G36]; [ArtifactGoldCost.A:.C]; 3; 0)-VLOOKUP([.G7]; [ArtifactGoldCost.A:.C]; 3; 0))+(VLOOKUP([.H36]; [ArtifactGoldCost.A:.C]; 3; 0)-VLOOKUP([.H7]; [ArtifactGoldCost.A:.C]; 3; 0))" office:value-type="float" office:value="0" calcext:value-type="float">
            <text:p>0</text:p>
          </table:table-cell>
          <table:table-cell table:formula="of:=(VLOOKUP([.B36]; [StarGoldCost.A:.C]; 3; 0)-VLOOKUP([.B7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Vulcain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4" office:value-type="string" calcext:value-type="string">
            <text:p>Vulcain</text:p>
          </table:table-cell>
          <table:table-cell table:formula="of:=[.R8]-(VLOOKUP([.B37]; [StarCost.A:.B]; 2; 0)-VLOOKUP([.B8]; [StarCost.A:.B]; 2; 0))" office:value-type="float" office:value="0" calcext:value-type="float">
            <text:p>0</text:p>
          </table:table-cell>
          <table:table-cell/>
          <table:table-cell table:formula="of:=VLOOKUP([.C37]; [PotionCost.A:.C]; 3; 0)-VLOOKUP([.C8]; [PotionCost.A:.C]; 3; 0)" office:value-type="float" office:value="18400" calcext:value-type="float">
            <text:p>18400</text:p>
          </table:table-cell>
          <table:table-cell table:formula="of:=(VLOOKUP([.D37]; [SkinCost.A:.C]; 3; 0)-VLOOKUP([.D8]; [SkinCost.A:.C]; 3; 0))+(VLOOKUP([.E37]; [SkinCost.A:.C]; 3; 0)-VLOOKUP([.E8]; [SkinCost.A:.C]; 3; 0))" office:value-type="float" office:value="0" calcext:value-type="float">
            <text:p>0</text:p>
          </table:table-cell>
          <table:table-cell table:formula="of:=(VLOOKUP([.F37]; [ArtifactDustCost.A:.C]; 3; 0)-VLOOKUP([.F8]; [ArtifactDustCost.A:.C]; 3; 0))+(VLOOKUP([.G37]; [ArtifactDustCost.A:.C]; 3; 0)-VLOOKUP([.G8]; [ArtifactDustCost.A:.C]; 3; 0))+(VLOOKUP([.H37]; [ArtifactDustCost.A:.C]; 3; 0)-VLOOKUP([.H8]; [ArtifactDustCost.A:.C]; 3; 0))" office:value-type="float" office:value="0" calcext:value-type="float">
            <text:p>0</text:p>
          </table:table-cell>
          <table:table-cell table:formula="of:=(VLOOKUP([.F37]; [ArtifactGoldCost.A:.C]; 3; 0)-VLOOKUP([.F8]; [ArtifactGoldCost.A:.C]; 3; 0))+(VLOOKUP([.G37]; [ArtifactGoldCost.A:.C]; 3; 0)-VLOOKUP([.G8]; [ArtifactGoldCost.A:.C]; 3; 0))+(VLOOKUP([.H37]; [ArtifactGoldCost.A:.C]; 3; 0)-VLOOKUP([.H8]; [ArtifactGoldCost.A:.C]; 3; 0))" office:value-type="float" office:value="0" calcext:value-type="float">
            <text:p>0</text:p>
          </table:table-cell>
          <table:table-cell table:formula="of:=(VLOOKUP([.B37]; [StarGoldCost.A:.C]; 3; 0)-VLOOKUP([.B8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Ignis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4" office:value-type="string" calcext:value-type="string">
            <text:p>Ignis</text:p>
          </table:table-cell>
          <table:table-cell table:formula="of:=[.R9]-(VLOOKUP([.B38]; [StarCost.A:.B]; 2; 0)-VLOOKUP([.B9]; [StarCost.A:.B]; 2; 0))" office:value-type="float" office:value="0" calcext:value-type="float">
            <text:p>0</text:p>
          </table:table-cell>
          <table:table-cell/>
          <table:table-cell table:formula="of:=VLOOKUP([.C38]; [PotionCost.A:.C]; 3; 0)-VLOOKUP([.C9]; [PotionCost.A:.C]; 3; 0)" office:value-type="float" office:value="15520" calcext:value-type="float">
            <text:p>15520</text:p>
          </table:table-cell>
          <table:table-cell table:formula="of:=(VLOOKUP([.D38]; [SkinCost.A:.C]; 3; 0)-VLOOKUP([.D9]; [SkinCost.A:.C]; 3; 0))+(VLOOKUP([.E38]; [SkinCost.A:.C]; 3; 0)-VLOOKUP([.E9]; [SkinCost.A:.C]; 3; 0))" office:value-type="float" office:value="0" calcext:value-type="float">
            <text:p>0</text:p>
          </table:table-cell>
          <table:table-cell table:formula="of:=(VLOOKUP([.F38]; [ArtifactDustCost.A:.C]; 3; 0)-VLOOKUP([.F9]; [ArtifactDustCost.A:.C]; 3; 0))+(VLOOKUP([.G38]; [ArtifactDustCost.A:.C]; 3; 0)-VLOOKUP([.G9]; [ArtifactDustCost.A:.C]; 3; 0))+(VLOOKUP([.H38]; [ArtifactDustCost.A:.C]; 3; 0)-VLOOKUP([.H9]; [ArtifactDustCost.A:.C]; 3; 0))" office:value-type="float" office:value="0" calcext:value-type="float">
            <text:p>0</text:p>
          </table:table-cell>
          <table:table-cell table:formula="of:=(VLOOKUP([.F38]; [ArtifactGoldCost.A:.C]; 3; 0)-VLOOKUP([.F9]; [ArtifactGoldCost.A:.C]; 3; 0))+(VLOOKUP([.G38]; [ArtifactGoldCost.A:.C]; 3; 0)-VLOOKUP([.G9]; [ArtifactGoldCost.A:.C]; 3; 0))+(VLOOKUP([.H38]; [ArtifactGoldCost.A:.C]; 3; 0)-VLOOKUP([.H9]; [ArtifactGoldCost.A:.C]; 3; 0))" office:value-type="float" office:value="0" calcext:value-type="float">
            <text:p>0</text:p>
          </table:table-cell>
          <table:table-cell table:formula="of:=(VLOOKUP([.B38]; [StarGoldCost.A:.C]; 3; 0)-VLOOKUP([.B9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Araji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/>
          <table:table-cell table:style-name="ce4" office:value-type="string" calcext:value-type="string">
            <text:p>Araji</text:p>
          </table:table-cell>
          <table:table-cell table:formula="of:=[.R10]-(VLOOKUP([.B39]; [StarCost.A:.B]; 2; 0)-VLOOKUP([.B10]; [StarCost.A:.B]; 2; 0))" office:value-type="float" office:value="194" calcext:value-type="float">
            <text:p>194</text:p>
          </table:table-cell>
          <table:table-cell/>
          <table:table-cell table:formula="of:=VLOOKUP([.C39]; [PotionCost.A:.C]; 3; 0)-VLOOKUP([.C10]; [PotionCost.A:.C]; 3; 0)" office:value-type="float" office:value="0" calcext:value-type="float">
            <text:p>0</text:p>
          </table:table-cell>
          <table:table-cell table:formula="of:=(VLOOKUP([.D39]; [SkinCost.A:.C]; 3; 0)-VLOOKUP([.D10]; [SkinCost.A:.C]; 3; 0))+(VLOOKUP([.E39]; [SkinCost.A:.C]; 3; 0)-VLOOKUP([.E10]; [SkinCost.A:.C]; 3; 0))" office:value-type="float" office:value="0" calcext:value-type="float">
            <text:p>0</text:p>
          </table:table-cell>
          <table:table-cell table:formula="of:=(VLOOKUP([.F39]; [ArtifactDustCost.A:.C]; 3; 0)-VLOOKUP([.F10]; [ArtifactDustCost.A:.C]; 3; 0))+(VLOOKUP([.G39]; [ArtifactDustCost.A:.C]; 3; 0)-VLOOKUP([.G10]; [ArtifactDustCost.A:.C]; 3; 0))+(VLOOKUP([.H39]; [ArtifactDustCost.A:.C]; 3; 0)-VLOOKUP([.H10]; [ArtifactDustCost.A:.C]; 3; 0))" office:value-type="float" office:value="0" calcext:value-type="float">
            <text:p>0</text:p>
          </table:table-cell>
          <table:table-cell table:formula="of:=(VLOOKUP([.F39]; [ArtifactGoldCost.A:.C]; 3; 0)-VLOOKUP([.F10]; [ArtifactGoldCost.A:.C]; 3; 0))+(VLOOKUP([.G39]; [ArtifactGoldCost.A:.C]; 3; 0)-VLOOKUP([.G10]; [ArtifactGoldCost.A:.C]; 3; 0))+(VLOOKUP([.H39]; [ArtifactGoldCost.A:.C]; 3; 0)-VLOOKUP([.H10]; [ArtifactGoldCost.A:.C]; 3; 0))" office:value-type="float" office:value="0" calcext:value-type="float">
            <text:p>0</text:p>
          </table:table-cell>
          <table:table-cell table:formula="of:=(VLOOKUP([.B39]; [StarGoldCost.A:.C]; 3; 0)-VLOOKUP([.B10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Asherona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4" office:value-type="string" calcext:value-type="string">
            <text:p>Asherona</text:p>
          </table:table-cell>
          <table:table-cell table:formula="of:=[.R11]-(VLOOKUP([.B40]; [StarCost.A:.B]; 2; 0)-VLOOKUP([.B11]; [StarCost.A:.B]; 2; 0))" office:value-type="float" office:value="50" calcext:value-type="float">
            <text:p>50</text:p>
          </table:table-cell>
          <table:table-cell/>
          <table:table-cell table:formula="of:=VLOOKUP([.C40]; [PotionCost.A:.C]; 3; 0)-VLOOKUP([.C11]; [PotionCost.A:.C]; 3; 0)" office:value-type="float" office:value="0" calcext:value-type="float">
            <text:p>0</text:p>
          </table:table-cell>
          <table:table-cell table:formula="of:=(VLOOKUP([.D40]; [SkinCost.A:.C]; 3; 0)-VLOOKUP([.D11]; [SkinCost.A:.C]; 3; 0))+(VLOOKUP([.E40]; [SkinCost.A:.C]; 3; 0)-VLOOKUP([.E11]; [SkinCost.A:.C]; 3; 0))" office:value-type="float" office:value="0" calcext:value-type="float">
            <text:p>0</text:p>
          </table:table-cell>
          <table:table-cell table:formula="of:=(VLOOKUP([.F40]; [ArtifactDustCost.A:.C]; 3; 0)-VLOOKUP([.F11]; [ArtifactDustCost.A:.C]; 3; 0))+(VLOOKUP([.G40]; [ArtifactDustCost.A:.C]; 3; 0)-VLOOKUP([.G11]; [ArtifactDustCost.A:.C]; 3; 0))+(VLOOKUP([.H40]; [ArtifactDustCost.A:.C]; 3; 0)-VLOOKUP([.H11]; [ArtifactDustCost.A:.C]; 3; 0))" office:value-type="float" office:value="0" calcext:value-type="float">
            <text:p>0</text:p>
          </table:table-cell>
          <table:table-cell table:formula="of:=(VLOOKUP([.F40]; [ArtifactGoldCost.A:.C]; 3; 0)-VLOOKUP([.F11]; [ArtifactGoldCost.A:.C]; 3; 0))+(VLOOKUP([.G40]; [ArtifactGoldCost.A:.C]; 3; 0)-VLOOKUP([.G11]; [ArtifactGoldCost.A:.C]; 3; 0))+(VLOOKUP([.H40]; [ArtifactGoldCost.A:.C]; 3; 0)-VLOOKUP([.H11]; [ArtifactGoldCost.A:.C]; 3; 0))" office:value-type="float" office:value="0" calcext:value-type="float">
            <text:p>0</text:p>
          </table:table-cell>
          <table:table-cell table:formula="of:=(VLOOKUP([.B40]; [StarGoldCost.A:.C]; 3; 0)-VLOOKUP([.B11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Angus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17" calcext:value-type="float">
            <text:p>117</text:p>
          </table:table-cell>
          <table:table-cell table:number-columns-repeated="8"/>
          <table:table-cell table:style-name="ce5" office:value-type="string" calcext:value-type="string">
            <text:p>Angus</text:p>
          </table:table-cell>
          <table:table-cell table:formula="of:=[.R12]-(VLOOKUP([.B41]; [StarCost.A:.B]; 2; 0)-VLOOKUP([.B12]; [StarCost.A:.B]; 2; 0))" office:value-type="float" office:value="0" calcext:value-type="float">
            <text:p>0</text:p>
          </table:table-cell>
          <table:table-cell/>
          <table:table-cell table:formula="of:=VLOOKUP([.C41]; [PotionCost.A:.C]; 3; 0)-VLOOKUP([.C12]; [PotionCost.A:.C]; 3; 0)" office:value-type="float" office:value="0" calcext:value-type="float">
            <text:p>0</text:p>
          </table:table-cell>
          <table:table-cell table:formula="of:=(VLOOKUP([.D41]; [SkinCost.A:.C]; 3; 0)-VLOOKUP([.D12]; [SkinCost.A:.C]; 3; 0))+(VLOOKUP([.E41]; [SkinCost.A:.C]; 3; 0)-VLOOKUP([.E12]; [SkinCost.A:.C]; 3; 0))" office:value-type="float" office:value="0" calcext:value-type="float">
            <text:p>0</text:p>
          </table:table-cell>
          <table:table-cell table:formula="of:=(VLOOKUP([.F41]; [ArtifactDustCost.A:.C]; 3; 0)-VLOOKUP([.F12]; [ArtifactDustCost.A:.C]; 3; 0))+(VLOOKUP([.G41]; [ArtifactDustCost.A:.C]; 3; 0)-VLOOKUP([.G12]; [ArtifactDustCost.A:.C]; 3; 0))+(VLOOKUP([.H41]; [ArtifactDustCost.A:.C]; 3; 0)-VLOOKUP([.H12]; [ArtifactDustCost.A:.C]; 3; 0))" office:value-type="float" office:value="214982" calcext:value-type="float">
            <text:p>214982</text:p>
          </table:table-cell>
          <table:table-cell table:formula="of:=(VLOOKUP([.F41]; [ArtifactGoldCost.A:.C]; 3; 0)-VLOOKUP([.F12]; [ArtifactGoldCost.A:.C]; 3; 0))+(VLOOKUP([.G41]; [ArtifactGoldCost.A:.C]; 3; 0)-VLOOKUP([.G12]; [ArtifactGoldCost.A:.C]; 3; 0))+(VLOOKUP([.H41]; [ArtifactGoldCost.A:.C]; 3; 0)-VLOOKUP([.H12]; [ArtifactGoldCost.A:.C]; 3; 0))" office:value-type="float" office:value="167412900" calcext:value-type="float">
            <text:p>167412900</text:p>
          </table:table-cell>
          <table:table-cell table:formula="of:=(VLOOKUP([.B41]; [StarGoldCost.A:.C]; 3; 0)-VLOOKUP([.B12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ylva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5" office:value-type="string" calcext:value-type="string">
            <text:p>Sylva</text:p>
          </table:table-cell>
          <table:table-cell table:formula="of:=[.R13]-(VLOOKUP([.B42]; [StarCost.A:.B]; 2; 0)-VLOOKUP([.B13]; [StarCost.A:.B]; 2; 0))" office:value-type="float" office:value="0" calcext:value-type="float">
            <text:p>0</text:p>
          </table:table-cell>
          <table:table-cell/>
          <table:table-cell table:formula="of:=VLOOKUP([.C42]; [PotionCost.A:.C]; 3; 0)-VLOOKUP([.C13]; [PotionCost.A:.C]; 3; 0)" office:value-type="float" office:value="0" calcext:value-type="float">
            <text:p>0</text:p>
          </table:table-cell>
          <table:table-cell table:formula="of:=(VLOOKUP([.D42]; [SkinCost.A:.C]; 3; 0)-VLOOKUP([.D13]; [SkinCost.A:.C]; 3; 0))+(VLOOKUP([.E42]; [SkinCost.A:.C]; 3; 0)-VLOOKUP([.E13]; [SkinCost.A:.C]; 3; 0))" office:value-type="float" office:value="0" calcext:value-type="float">
            <text:p>0</text:p>
          </table:table-cell>
          <table:table-cell table:formula="of:=(VLOOKUP([.F42]; [ArtifactDustCost.A:.C]; 3; 0)-VLOOKUP([.F13]; [ArtifactDustCost.A:.C]; 3; 0))+(VLOOKUP([.G42]; [ArtifactDustCost.A:.C]; 3; 0)-VLOOKUP([.G13]; [ArtifactDustCost.A:.C]; 3; 0))+(VLOOKUP([.H42]; [ArtifactDustCost.A:.C]; 3; 0)-VLOOKUP([.H13]; [ArtifactDustCost.A:.C]; 3; 0))" office:value-type="float" office:value="0" calcext:value-type="float">
            <text:p>0</text:p>
          </table:table-cell>
          <table:table-cell table:formula="of:=(VLOOKUP([.F42]; [ArtifactGoldCost.A:.C]; 3; 0)-VLOOKUP([.F13]; [ArtifactGoldCost.A:.C]; 3; 0))+(VLOOKUP([.G42]; [ArtifactGoldCost.A:.C]; 3; 0)-VLOOKUP([.G13]; [ArtifactGoldCost.A:.C]; 3; 0))+(VLOOKUP([.H42]; [ArtifactGoldCost.A:.C]; 3; 0)-VLOOKUP([.H13]; [ArtifactGoldCost.A:.C]; 3; 0))" office:value-type="float" office:value="0" calcext:value-type="float">
            <text:p>0</text:p>
          </table:table-cell>
          <table:table-cell table:formula="of:=(VLOOKUP([.B42]; [StarGoldCost.A:.C]; 3; 0)-VLOOKUP([.B13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Avalon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95" calcext:value-type="float">
            <text:p>95</text:p>
          </table:table-cell>
          <table:table-cell table:style-name="ce7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style-name="ce5" office:value-type="string" calcext:value-type="string">
            <text:p>Avalon</text:p>
          </table:table-cell>
          <table:table-cell table:formula="of:=[.R14]-(VLOOKUP([.B43]; [StarCost.A:.B]; 2; 0)-VLOOKUP([.B14]; [StarCost.A:.B]; 2; 0))" office:value-type="float" office:value="0" calcext:value-type="float">
            <text:p>0</text:p>
          </table:table-cell>
          <table:table-cell/>
          <table:table-cell table:formula="of:=VLOOKUP([.C43]; [PotionCost.A:.C]; 3; 0)-VLOOKUP([.C14]; [PotionCost.A:.C]; 3; 0)" office:value-type="float" office:value="0" calcext:value-type="float">
            <text:p>0</text:p>
          </table:table-cell>
          <table:table-cell table:formula="of:=(VLOOKUP([.D43]; [SkinCost.A:.C]; 3; 0)-VLOOKUP([.D14]; [SkinCost.A:.C]; 3; 0))+(VLOOKUP([.E43]; [SkinCost.A:.C]; 3; 0)-VLOOKUP([.E14]; [SkinCost.A:.C]; 3; 0))" office:value-type="float" office:value="51575" calcext:value-type="float">
            <text:p>51575</text:p>
          </table:table-cell>
          <table:table-cell table:formula="of:=(VLOOKUP([.F43]; [ArtifactDustCost.A:.C]; 3; 0)-VLOOKUP([.F14]; [ArtifactDustCost.A:.C]; 3; 0))+(VLOOKUP([.G43]; [ArtifactDustCost.A:.C]; 3; 0)-VLOOKUP([.G14]; [ArtifactDustCost.A:.C]; 3; 0))+(VLOOKUP([.H43]; [ArtifactDustCost.A:.C]; 3; 0)-VLOOKUP([.H14]; [ArtifactDustCost.A:.C]; 3; 0))" office:value-type="float" office:value="0" calcext:value-type="float">
            <text:p>0</text:p>
          </table:table-cell>
          <table:table-cell table:formula="of:=(VLOOKUP([.F43]; [ArtifactGoldCost.A:.C]; 3; 0)-VLOOKUP([.F14]; [ArtifactGoldCost.A:.C]; 3; 0))+(VLOOKUP([.G43]; [ArtifactGoldCost.A:.C]; 3; 0)-VLOOKUP([.G14]; [ArtifactGoldCost.A:.C]; 3; 0))+(VLOOKUP([.H43]; [ArtifactGoldCost.A:.C]; 3; 0)-VLOOKUP([.H14]; [ArtifactGoldCost.A:.C]; 3; 0))" office:value-type="float" office:value="0" calcext:value-type="float">
            <text:p>0</text:p>
          </table:table-cell>
          <table:table-cell table:formula="of:=(VLOOKUP([.B43]; [StarGoldCost.A:.C]; 3; 0)-VLOOKUP([.B14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Eden</text:p>
          </table:table-cell>
          <table:table-cell table:style-name="ce12" office:value-type="float" office:value="5" calcext:value-type="float">
            <text:p>5</text:p>
          </table:table-cell>
          <table:table-cell table:style-name="ce7" office:value-type="float" office:value="117" calcext:value-type="float">
            <text:p>117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table:style-name="ce5" office:value-type="string" calcext:value-type="string">
            <text:p>Eden</text:p>
          </table:table-cell>
          <table:table-cell table:formula="of:=[.R15]-(VLOOKUP([.B44]; [StarCost.A:.B]; 2; 0)-VLOOKUP([.B15]; [StarCost.A:.B]; 2; 0))" office:value-type="float" office:value="1393" calcext:value-type="float">
            <text:p>1393</text:p>
          </table:table-cell>
          <table:table-cell/>
          <table:table-cell table:formula="of:=VLOOKUP([.C44]; [PotionCost.A:.C]; 3; 0)-VLOOKUP([.C15]; [PotionCost.A:.C]; 3; 0)" office:value-type="float" office:value="153930" calcext:value-type="float">
            <text:p>153930</text:p>
          </table:table-cell>
          <table:table-cell table:formula="of:=(VLOOKUP([.D44]; [SkinCost.A:.C]; 3; 0)-VLOOKUP([.D15]; [SkinCost.A:.C]; 3; 0))+(VLOOKUP([.E44]; [SkinCost.A:.C]; 3; 0)-VLOOKUP([.E15]; [SkinCost.A:.C]; 3; 0))" office:value-type="float" office:value="0" calcext:value-type="float">
            <text:p>0</text:p>
          </table:table-cell>
          <table:table-cell table:formula="of:=(VLOOKUP([.F44]; [ArtifactDustCost.A:.C]; 3; 0)-VLOOKUP([.F15]; [ArtifactDustCost.A:.C]; 3; 0))+(VLOOKUP([.G44]; [ArtifactDustCost.A:.C]; 3; 0)-VLOOKUP([.G15]; [ArtifactDustCost.A:.C]; 3; 0))+(VLOOKUP([.H44]; [ArtifactDustCost.A:.C]; 3; 0)-VLOOKUP([.H15]; [ArtifactDustCost.A:.C]; 3; 0))" office:value-type="float" office:value="0" calcext:value-type="float">
            <text:p>0</text:p>
          </table:table-cell>
          <table:table-cell table:formula="of:=(VLOOKUP([.F44]; [ArtifactGoldCost.A:.C]; 3; 0)-VLOOKUP([.F15]; [ArtifactGoldCost.A:.C]; 3; 0))+(VLOOKUP([.G44]; [ArtifactGoldCost.A:.C]; 3; 0)-VLOOKUP([.G15]; [ArtifactGoldCost.A:.C]; 3; 0))+(VLOOKUP([.H44]; [ArtifactGoldCost.A:.C]; 3; 0)-VLOOKUP([.H15]; [ArtifactGoldCost.A:.C]; 3; 0))" office:value-type="float" office:value="0" calcext:value-type="float">
            <text:p>0</text:p>
          </table:table-cell>
          <table:table-cell table:formula="of:=(VLOOKUP([.B44]; [StarGoldCost.A:.C]; 3; 0)-VLOOKUP([.B15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Verdoc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5" office:value-type="string" calcext:value-type="string">
            <text:p>Verdoc</text:p>
          </table:table-cell>
          <table:table-cell table:formula="of:=[.R16]-(VLOOKUP([.B45]; [StarCost.A:.B]; 2; 0)-VLOOKUP([.B16]; [StarCost.A:.B]; 2; 0))" office:value-type="float" office:value="755" calcext:value-type="float">
            <text:p>755</text:p>
          </table:table-cell>
          <table:table-cell/>
          <table:table-cell table:formula="of:=VLOOKUP([.C45]; [PotionCost.A:.C]; 3; 0)-VLOOKUP([.C16]; [PotionCost.A:.C]; 3; 0)" office:value-type="float" office:value="0" calcext:value-type="float">
            <text:p>0</text:p>
          </table:table-cell>
          <table:table-cell table:formula="of:=(VLOOKUP([.D45]; [SkinCost.A:.C]; 3; 0)-VLOOKUP([.D16]; [SkinCost.A:.C]; 3; 0))+(VLOOKUP([.E45]; [SkinCost.A:.C]; 3; 0)-VLOOKUP([.E16]; [SkinCost.A:.C]; 3; 0))" office:value-type="float" office:value="0" calcext:value-type="float">
            <text:p>0</text:p>
          </table:table-cell>
          <table:table-cell table:formula="of:=(VLOOKUP([.F45]; [ArtifactDustCost.A:.C]; 3; 0)-VLOOKUP([.F16]; [ArtifactDustCost.A:.C]; 3; 0))+(VLOOKUP([.G45]; [ArtifactDustCost.A:.C]; 3; 0)-VLOOKUP([.G16]; [ArtifactDustCost.A:.C]; 3; 0))+(VLOOKUP([.H45]; [ArtifactDustCost.A:.C]; 3; 0)-VLOOKUP([.H16]; [ArtifactDustCost.A:.C]; 3; 0))" office:value-type="float" office:value="0" calcext:value-type="float">
            <text:p>0</text:p>
          </table:table-cell>
          <table:table-cell table:formula="of:=(VLOOKUP([.F45]; [ArtifactGoldCost.A:.C]; 3; 0)-VLOOKUP([.F16]; [ArtifactGoldCost.A:.C]; 3; 0))+(VLOOKUP([.G45]; [ArtifactGoldCost.A:.C]; 3; 0)-VLOOKUP([.G16]; [ArtifactGoldCost.A:.C]; 3; 0))+(VLOOKUP([.H45]; [ArtifactGoldCost.A:.C]; 3; 0)-VLOOKUP([.H16]; [ArtifactGoldCost.A:.C]; 3; 0))" office:value-type="float" office:value="0" calcext:value-type="float">
            <text:p>0</text:p>
          </table:table-cell>
          <table:table-cell table:formula="of:=(VLOOKUP([.B45]; [StarGoldCost.A:.C]; 3; 0)-VLOOKUP([.B16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Rigel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6" office:value-type="string" calcext:value-type="string">
            <text:p>Rigel</text:p>
          </table:table-cell>
          <table:table-cell table:formula="of:=[.R17]-(VLOOKUP([.B46]; [StarCost.A:.B]; 2; 0)-VLOOKUP([.B17]; [StarCost.A:.B]; 2; 0))" office:value-type="float" office:value="0" calcext:value-type="float">
            <text:p>0</text:p>
          </table:table-cell>
          <table:table-cell/>
          <table:table-cell table:formula="of:=VLOOKUP([.C46]; [PotionCost.A:.C]; 3; 0)-VLOOKUP([.C17]; [PotionCost.A:.C]; 3; 0)" office:value-type="float" office:value="0" calcext:value-type="float">
            <text:p>0</text:p>
          </table:table-cell>
          <table:table-cell table:formula="of:=(VLOOKUP([.D46]; [SkinCost.A:.C]; 3; 0)-VLOOKUP([.D17]; [SkinCost.A:.C]; 3; 0))+(VLOOKUP([.E46]; [SkinCost.A:.C]; 3; 0)-VLOOKUP([.E17]; [SkinCost.A:.C]; 3; 0))" office:value-type="float" office:value="0" calcext:value-type="float">
            <text:p>0</text:p>
          </table:table-cell>
          <table:table-cell table:formula="of:=(VLOOKUP([.F46]; [ArtifactDustCost.A:.C]; 3; 0)-VLOOKUP([.F17]; [ArtifactDustCost.A:.C]; 3; 0))+(VLOOKUP([.G46]; [ArtifactDustCost.A:.C]; 3; 0)-VLOOKUP([.G17]; [ArtifactDustCost.A:.C]; 3; 0))+(VLOOKUP([.H46]; [ArtifactDustCost.A:.C]; 3; 0)-VLOOKUP([.H17]; [ArtifactDustCost.A:.C]; 3; 0))" office:value-type="float" office:value="0" calcext:value-type="float">
            <text:p>0</text:p>
          </table:table-cell>
          <table:table-cell table:formula="of:=(VLOOKUP([.F46]; [ArtifactGoldCost.A:.C]; 3; 0)-VLOOKUP([.F17]; [ArtifactGoldCost.A:.C]; 3; 0))+(VLOOKUP([.G46]; [ArtifactGoldCost.A:.C]; 3; 0)-VLOOKUP([.G17]; [ArtifactGoldCost.A:.C]; 3; 0))+(VLOOKUP([.H46]; [ArtifactGoldCost.A:.C]; 3; 0)-VLOOKUP([.H17]; [ArtifactGoldCost.A:.C]; 3; 0))" office:value-type="float" office:value="0" calcext:value-type="float">
            <text:p>0</text:p>
          </table:table-cell>
          <table:table-cell table:formula="of:=(VLOOKUP([.B46]; [StarGoldCost.A:.C]; 3; 0)-VLOOKUP([.B17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Amon</text:p>
          </table:table-cell>
          <table:table-cell table:style-name="ce12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6" office:value-type="string" calcext:value-type="string">
            <text:p>Amon</text:p>
          </table:table-cell>
          <table:table-cell table:formula="of:=[.R18]-(VLOOKUP([.B47]; [StarCost.A:.B]; 2; 0)-VLOOKUP([.B18]; [StarCost.A:.B]; 2; 0))" office:value-type="float" office:value="0" calcext:value-type="float">
            <text:p>0</text:p>
          </table:table-cell>
          <table:table-cell/>
          <table:table-cell table:formula="of:=VLOOKUP([.C47]; [PotionCost.A:.C]; 3; 0)-VLOOKUP([.C18]; [PotionCost.A:.C]; 3; 0)" office:value-type="float" office:value="0" calcext:value-type="float">
            <text:p>0</text:p>
          </table:table-cell>
          <table:table-cell table:formula="of:=(VLOOKUP([.D47]; [SkinCost.A:.C]; 3; 0)-VLOOKUP([.D18]; [SkinCost.A:.C]; 3; 0))+(VLOOKUP([.E47]; [SkinCost.A:.C]; 3; 0)-VLOOKUP([.E18]; [SkinCost.A:.C]; 3; 0))" office:value-type="float" office:value="0" calcext:value-type="float">
            <text:p>0</text:p>
          </table:table-cell>
          <table:table-cell table:formula="of:=(VLOOKUP([.F47]; [ArtifactDustCost.A:.C]; 3; 0)-VLOOKUP([.F18]; [ArtifactDustCost.A:.C]; 3; 0))+(VLOOKUP([.G47]; [ArtifactDustCost.A:.C]; 3; 0)-VLOOKUP([.G18]; [ArtifactDustCost.A:.C]; 3; 0))+(VLOOKUP([.H47]; [ArtifactDustCost.A:.C]; 3; 0)-VLOOKUP([.H18]; [ArtifactDustCost.A:.C]; 3; 0))" office:value-type="float" office:value="0" calcext:value-type="float">
            <text:p>0</text:p>
          </table:table-cell>
          <table:table-cell table:formula="of:=(VLOOKUP([.F47]; [ArtifactGoldCost.A:.C]; 3; 0)-VLOOKUP([.F18]; [ArtifactGoldCost.A:.C]; 3; 0))+(VLOOKUP([.G47]; [ArtifactGoldCost.A:.C]; 3; 0)-VLOOKUP([.G18]; [ArtifactGoldCost.A:.C]; 3; 0))+(VLOOKUP([.H47]; [ArtifactGoldCost.A:.C]; 3; 0)-VLOOKUP([.H18]; [ArtifactGoldCost.A:.C]; 3; 0))" office:value-type="float" office:value="0" calcext:value-type="float">
            <text:p>0</text:p>
          </table:table-cell>
          <table:table-cell table:formula="of:=(VLOOKUP([.B47]; [StarGoldCost.A:.C]; 3; 0)-VLOOKUP([.B18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Iyari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6" office:value-type="string" calcext:value-type="string">
            <text:p>Iyari</text:p>
          </table:table-cell>
          <table:table-cell table:formula="of:=[.R19]-(VLOOKUP([.B48]; [StarCost.A:.B]; 2; 0)-VLOOKUP([.B19]; [StarCost.A:.B]; 2; 0))" office:value-type="float" office:value="0" calcext:value-type="float">
            <text:p>0</text:p>
          </table:table-cell>
          <table:table-cell/>
          <table:table-cell table:formula="of:=VLOOKUP([.C48]; [PotionCost.A:.C]; 3; 0)-VLOOKUP([.C19]; [PotionCost.A:.C]; 3; 0)" office:value-type="float" office:value="42900" calcext:value-type="float">
            <text:p>42900</text:p>
          </table:table-cell>
          <table:table-cell table:formula="of:=(VLOOKUP([.D48]; [SkinCost.A:.C]; 3; 0)-VLOOKUP([.D19]; [SkinCost.A:.C]; 3; 0))+(VLOOKUP([.E48]; [SkinCost.A:.C]; 3; 0)-VLOOKUP([.E19]; [SkinCost.A:.C]; 3; 0))" office:value-type="float" office:value="57825" calcext:value-type="float">
            <text:p>57825</text:p>
          </table:table-cell>
          <table:table-cell table:formula="of:=(VLOOKUP([.F48]; [ArtifactDustCost.A:.C]; 3; 0)-VLOOKUP([.F19]; [ArtifactDustCost.A:.C]; 3; 0))+(VLOOKUP([.G48]; [ArtifactDustCost.A:.C]; 3; 0)-VLOOKUP([.G19]; [ArtifactDustCost.A:.C]; 3; 0))+(VLOOKUP([.H48]; [ArtifactDustCost.A:.C]; 3; 0)-VLOOKUP([.H19]; [ArtifactDustCost.A:.C]; 3; 0))" office:value-type="float" office:value="0" calcext:value-type="float">
            <text:p>0</text:p>
          </table:table-cell>
          <table:table-cell table:formula="of:=(VLOOKUP([.F48]; [ArtifactGoldCost.A:.C]; 3; 0)-VLOOKUP([.F19]; [ArtifactGoldCost.A:.C]; 3; 0))+(VLOOKUP([.G48]; [ArtifactGoldCost.A:.C]; 3; 0)-VLOOKUP([.G19]; [ArtifactGoldCost.A:.C]; 3; 0))+(VLOOKUP([.H48]; [ArtifactGoldCost.A:.C]; 3; 0)-VLOOKUP([.H19]; [ArtifactGoldCost.A:.C]; 3; 0))" office:value-type="float" office:value="0" calcext:value-type="float">
            <text:p>0</text:p>
          </table:table-cell>
          <table:table-cell table:formula="of:=(VLOOKUP([.B48]; [StarGoldCost.A:.C]; 3; 0)-VLOOKUP([.B19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olaris</text:p>
          </table:table-cell>
          <table:table-cell table:style-name="ce12" office:value-type="float" office:value="5" calcext:value-type="float">
            <text:p>5</text:p>
          </table:table-cell>
          <table:table-cell table:style-name="ce7" office:value-type="float" office:value="80" calcext:value-type="float">
            <text:p>8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style-name="ce6" office:value-type="string" calcext:value-type="string">
            <text:p>Solaris</text:p>
          </table:table-cell>
          <table:table-cell table:formula="of:=[.R20]-(VLOOKUP([.B49]; [StarCost.A:.B]; 2; 0)-VLOOKUP([.B20]; [StarCost.A:.B]; 2; 0))" office:value-type="float" office:value="214" calcext:value-type="float">
            <text:p>214</text:p>
          </table:table-cell>
          <table:table-cell/>
          <table:table-cell table:formula="of:=VLOOKUP([.C49]; [PotionCost.A:.C]; 3; 0)-VLOOKUP([.C20]; [PotionCost.A:.C]; 3; 0)" office:value-type="float" office:value="42900" calcext:value-type="float">
            <text:p>42900</text:p>
          </table:table-cell>
          <table:table-cell table:formula="of:=(VLOOKUP([.D49]; [SkinCost.A:.C]; 3; 0)-VLOOKUP([.D20]; [SkinCost.A:.C]; 3; 0))+(VLOOKUP([.E49]; [SkinCost.A:.C]; 3; 0)-VLOOKUP([.E20]; [SkinCost.A:.C]; 3; 0))" office:value-type="float" office:value="0" calcext:value-type="float">
            <text:p>0</text:p>
          </table:table-cell>
          <table:table-cell table:formula="of:=(VLOOKUP([.F49]; [ArtifactDustCost.A:.C]; 3; 0)-VLOOKUP([.F20]; [ArtifactDustCost.A:.C]; 3; 0))+(VLOOKUP([.G49]; [ArtifactDustCost.A:.C]; 3; 0)-VLOOKUP([.G20]; [ArtifactDustCost.A:.C]; 3; 0))+(VLOOKUP([.H49]; [ArtifactDustCost.A:.C]; 3; 0)-VLOOKUP([.H20]; [ArtifactDustCost.A:.C]; 3; 0))" office:value-type="float" office:value="0" calcext:value-type="float">
            <text:p>0</text:p>
          </table:table-cell>
          <table:table-cell table:formula="of:=(VLOOKUP([.F49]; [ArtifactGoldCost.A:.C]; 3; 0)-VLOOKUP([.F20]; [ArtifactGoldCost.A:.C]; 3; 0))+(VLOOKUP([.G49]; [ArtifactGoldCost.A:.C]; 3; 0)-VLOOKUP([.G20]; [ArtifactGoldCost.A:.C]; 3; 0))+(VLOOKUP([.H49]; [ArtifactGoldCost.A:.C]; 3; 0)-VLOOKUP([.H20]; [ArtifactGoldCost.A:.C]; 3; 0))" office:value-type="float" office:value="0" calcext:value-type="float">
            <text:p>0</text:p>
          </table:table-cell>
          <table:table-cell table:formula="of:=(VLOOKUP([.B49]; [StarGoldCost.A:.C]; 3; 0)-VLOOKUP([.B20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Lum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6" office:value-type="string" calcext:value-type="string">
            <text:p>Lumira</text:p>
          </table:table-cell>
          <table:table-cell table:formula="of:=[.R21]-(VLOOKUP([.B50]; [StarCost.A:.B]; 2; 0)-VLOOKUP([.B21]; [StarCost.A:.B]; 2; 0))" office:value-type="float" office:value="0" calcext:value-type="float">
            <text:p>0</text:p>
          </table:table-cell>
          <table:table-cell/>
          <table:table-cell table:formula="of:=VLOOKUP([.C50]; [PotionCost.A:.C]; 3; 0)-VLOOKUP([.C21]; [PotionCost.A:.C]; 3; 0)" office:value-type="float" office:value="0" calcext:value-type="float">
            <text:p>0</text:p>
          </table:table-cell>
          <table:table-cell table:formula="of:=(VLOOKUP([.D50]; [SkinCost.A:.C]; 3; 0)-VLOOKUP([.D21]; [SkinCost.A:.C]; 3; 0))+(VLOOKUP([.E50]; [SkinCost.A:.C]; 3; 0)-VLOOKUP([.E21]; [SkinCost.A:.C]; 3; 0))" office:value-type="float" office:value="0" calcext:value-type="float">
            <text:p>0</text:p>
          </table:table-cell>
          <table:table-cell table:formula="of:=(VLOOKUP([.F50]; [ArtifactDustCost.A:.C]; 3; 0)-VLOOKUP([.F21]; [ArtifactDustCost.A:.C]; 3; 0))+(VLOOKUP([.G50]; [ArtifactDustCost.A:.C]; 3; 0)-VLOOKUP([.G21]; [ArtifactDustCost.A:.C]; 3; 0))+(VLOOKUP([.H50]; [ArtifactDustCost.A:.C]; 3; 0)-VLOOKUP([.H21]; [ArtifactDustCost.A:.C]; 3; 0))" office:value-type="float" office:value="0" calcext:value-type="float">
            <text:p>0</text:p>
          </table:table-cell>
          <table:table-cell table:formula="of:=(VLOOKUP([.F50]; [ArtifactGoldCost.A:.C]; 3; 0)-VLOOKUP([.F21]; [ArtifactGoldCost.A:.C]; 3; 0))+(VLOOKUP([.G50]; [ArtifactGoldCost.A:.C]; 3; 0)-VLOOKUP([.G21]; [ArtifactGoldCost.A:.C]; 3; 0))+(VLOOKUP([.H50]; [ArtifactGoldCost.A:.C]; 3; 0)-VLOOKUP([.H21]; [ArtifactGoldCost.A:.C]; 3; 0))" office:value-type="float" office:value="0" calcext:value-type="float">
            <text:p>0</text:p>
          </table:table-cell>
          <table:table-cell table:formula="of:=(VLOOKUP([.B50]; [StarGoldCost.A:.C]; 3; 0)-VLOOKUP([.B21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Brustar</text:p>
          </table:table-cell>
          <table:table-cell table:style-name="ce1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7" office:value-type="string" calcext:value-type="string">
            <text:p>Brustar</text:p>
          </table:table-cell>
          <table:table-cell table:formula="of:=[.R22]-(VLOOKUP([.B51]; [StarCost.A:.B]; 2; 0)-VLOOKUP([.B22]; [StarCost.A:.B]; 2; 0))" office:value-type="float" office:value="0" calcext:value-type="float">
            <text:p>0</text:p>
          </table:table-cell>
          <table:table-cell/>
          <table:table-cell table:formula="of:=VLOOKUP([.C51]; [PotionCost.A:.C]; 3; 0)-VLOOKUP([.C22]; [PotionCost.A:.C]; 3; 0)" office:value-type="float" office:value="0" calcext:value-type="float">
            <text:p>0</text:p>
          </table:table-cell>
          <table:table-cell table:formula="of:=(VLOOKUP([.D51]; [SkinCost.A:.C]; 3; 0)-VLOOKUP([.D22]; [SkinCost.A:.C]; 3; 0))+(VLOOKUP([.E51]; [SkinCost.A:.C]; 3; 0)-VLOOKUP([.E22]; [SkinCost.A:.C]; 3; 0))" office:value-type="float" office:value="0" calcext:value-type="float">
            <text:p>0</text:p>
          </table:table-cell>
          <table:table-cell table:formula="of:=(VLOOKUP([.F51]; [ArtifactDustCost.A:.C]; 3; 0)-VLOOKUP([.F22]; [ArtifactDustCost.A:.C]; 3; 0))+(VLOOKUP([.G51]; [ArtifactDustCost.A:.C]; 3; 0)-VLOOKUP([.G22]; [ArtifactDustCost.A:.C]; 3; 0))+(VLOOKUP([.H51]; [ArtifactDustCost.A:.C]; 3; 0)-VLOOKUP([.H22]; [ArtifactDustCost.A:.C]; 3; 0))" office:value-type="float" office:value="0" calcext:value-type="float">
            <text:p>0</text:p>
          </table:table-cell>
          <table:table-cell table:formula="of:=(VLOOKUP([.F51]; [ArtifactGoldCost.A:.C]; 3; 0)-VLOOKUP([.F22]; [ArtifactGoldCost.A:.C]; 3; 0))+(VLOOKUP([.G51]; [ArtifactGoldCost.A:.C]; 3; 0)-VLOOKUP([.G22]; [ArtifactGoldCost.A:.C]; 3; 0))+(VLOOKUP([.H51]; [ArtifactGoldCost.A:.C]; 3; 0)-VLOOKUP([.H22]; [ArtifactGoldCost.A:.C]; 3; 0))" office:value-type="float" office:value="0" calcext:value-type="float">
            <text:p>0</text:p>
          </table:table-cell>
          <table:table-cell table:formula="of:=(VLOOKUP([.B51]; [StarGoldCost.A:.C]; 3; 0)-VLOOKUP([.B22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Keros</text:p>
          </table:table-cell>
          <table:table-cell table:style-name="ce12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7" office:value-type="string" calcext:value-type="string">
            <text:p>Keros</text:p>
          </table:table-cell>
          <table:table-cell table:formula="of:=[.R23]-(VLOOKUP([.B52]; [StarCost.A:.B]; 2; 0)-VLOOKUP([.B23]; [StarCost.A:.B]; 2; 0))" office:value-type="float" office:value="0" calcext:value-type="float">
            <text:p>0</text:p>
          </table:table-cell>
          <table:table-cell/>
          <table:table-cell table:formula="of:=VLOOKUP([.C52]; [PotionCost.A:.C]; 3; 0)-VLOOKUP([.C23]; [PotionCost.A:.C]; 3; 0)" office:value-type="float" office:value="0" calcext:value-type="float">
            <text:p>0</text:p>
          </table:table-cell>
          <table:table-cell table:formula="of:=(VLOOKUP([.D52]; [SkinCost.A:.C]; 3; 0)-VLOOKUP([.D23]; [SkinCost.A:.C]; 3; 0))+(VLOOKUP([.E52]; [SkinCost.A:.C]; 3; 0)-VLOOKUP([.E23]; [SkinCost.A:.C]; 3; 0))" office:value-type="float" office:value="0" calcext:value-type="float">
            <text:p>0</text:p>
          </table:table-cell>
          <table:table-cell table:formula="of:=(VLOOKUP([.F52]; [ArtifactDustCost.A:.C]; 3; 0)-VLOOKUP([.F23]; [ArtifactDustCost.A:.C]; 3; 0))+(VLOOKUP([.G52]; [ArtifactDustCost.A:.C]; 3; 0)-VLOOKUP([.G23]; [ArtifactDustCost.A:.C]; 3; 0))+(VLOOKUP([.H52]; [ArtifactDustCost.A:.C]; 3; 0)-VLOOKUP([.H23]; [ArtifactDustCost.A:.C]; 3; 0))" office:value-type="float" office:value="0" calcext:value-type="float">
            <text:p>0</text:p>
          </table:table-cell>
          <table:table-cell table:formula="of:=(VLOOKUP([.F52]; [ArtifactGoldCost.A:.C]; 3; 0)-VLOOKUP([.F23]; [ArtifactGoldCost.A:.C]; 3; 0))+(VLOOKUP([.G52]; [ArtifactGoldCost.A:.C]; 3; 0)-VLOOKUP([.G23]; [ArtifactGoldCost.A:.C]; 3; 0))+(VLOOKUP([.H52]; [ArtifactGoldCost.A:.C]; 3; 0)-VLOOKUP([.H23]; [ArtifactGoldCost.A:.C]; 3; 0))" office:value-type="float" office:value="0" calcext:value-type="float">
            <text:p>0</text:p>
          </table:table-cell>
          <table:table-cell table:formula="of:=(VLOOKUP([.B52]; [StarGoldCost.A:.C]; 3; 0)-VLOOKUP([.B23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Mör</text:p>
          </table:table-cell>
          <table:table-cell table:style-name="ce1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7" office:value-type="string" calcext:value-type="string">
            <text:p>Mör</text:p>
          </table:table-cell>
          <table:table-cell table:formula="of:=[.R24]-(VLOOKUP([.B53]; [StarCost.A:.B]; 2; 0)-VLOOKUP([.B24]; [StarCost.A:.B]; 2; 0))" office:value-type="float" office:value="0" calcext:value-type="float">
            <text:p>0</text:p>
          </table:table-cell>
          <table:table-cell/>
          <table:table-cell table:formula="of:=VLOOKUP([.C53]; [PotionCost.A:.C]; 3; 0)-VLOOKUP([.C24]; [PotionCost.A:.C]; 3; 0)" office:value-type="float" office:value="0" calcext:value-type="float">
            <text:p>0</text:p>
          </table:table-cell>
          <table:table-cell table:formula="of:=(VLOOKUP([.D53]; [SkinCost.A:.C]; 3; 0)-VLOOKUP([.D24]; [SkinCost.A:.C]; 3; 0))+(VLOOKUP([.E53]; [SkinCost.A:.C]; 3; 0)-VLOOKUP([.E24]; [SkinCost.A:.C]; 3; 0))" office:value-type="float" office:value="0" calcext:value-type="float">
            <text:p>0</text:p>
          </table:table-cell>
          <table:table-cell table:formula="of:=(VLOOKUP([.F53]; [ArtifactDustCost.A:.C]; 3; 0)-VLOOKUP([.F24]; [ArtifactDustCost.A:.C]; 3; 0))+(VLOOKUP([.G53]; [ArtifactDustCost.A:.C]; 3; 0)-VLOOKUP([.G24]; [ArtifactDustCost.A:.C]; 3; 0))+(VLOOKUP([.H53]; [ArtifactDustCost.A:.C]; 3; 0)-VLOOKUP([.H24]; [ArtifactDustCost.A:.C]; 3; 0))" office:value-type="float" office:value="0" calcext:value-type="float">
            <text:p>0</text:p>
          </table:table-cell>
          <table:table-cell table:formula="of:=(VLOOKUP([.F53]; [ArtifactGoldCost.A:.C]; 3; 0)-VLOOKUP([.F24]; [ArtifactGoldCost.A:.C]; 3; 0))+(VLOOKUP([.G53]; [ArtifactGoldCost.A:.C]; 3; 0)-VLOOKUP([.G24]; [ArtifactGoldCost.A:.C]; 3; 0))+(VLOOKUP([.H53]; [ArtifactGoldCost.A:.C]; 3; 0)-VLOOKUP([.H24]; [ArtifactGoldCost.A:.C]; 3; 0))" office:value-type="float" office:value="0" calcext:value-type="float">
            <text:p>0</text:p>
          </table:table-cell>
          <table:table-cell table:formula="of:=(VLOOKUP([.B53]; [StarGoldCost.A:.C]; 3; 0)-VLOOKUP([.B24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Ténébris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7" office:value-type="string" calcext:value-type="string">
            <text:p>Ténébris</text:p>
          </table:table-cell>
          <table:table-cell table:formula="of:=[.R25]-(VLOOKUP([.B54]; [StarCost.A:.B]; 2; 0)-VLOOKUP([.B25]; [StarCost.A:.B]; 2; 0))" office:value-type="float" office:value="828" calcext:value-type="float">
            <text:p>828</text:p>
          </table:table-cell>
          <table:table-cell/>
          <table:table-cell table:formula="of:=VLOOKUP([.C54]; [PotionCost.A:.C]; 3; 0)-VLOOKUP([.C25]; [PotionCost.A:.C]; 3; 0)" office:value-type="float" office:value="0" calcext:value-type="float">
            <text:p>0</text:p>
          </table:table-cell>
          <table:table-cell table:formula="of:=(VLOOKUP([.D54]; [SkinCost.A:.C]; 3; 0)-VLOOKUP([.D25]; [SkinCost.A:.C]; 3; 0))+(VLOOKUP([.E54]; [SkinCost.A:.C]; 3; 0)-VLOOKUP([.E25]; [SkinCost.A:.C]; 3; 0))" office:value-type="float" office:value="0" calcext:value-type="float">
            <text:p>0</text:p>
          </table:table-cell>
          <table:table-cell table:formula="of:=(VLOOKUP([.F54]; [ArtifactDustCost.A:.C]; 3; 0)-VLOOKUP([.F25]; [ArtifactDustCost.A:.C]; 3; 0))+(VLOOKUP([.G54]; [ArtifactDustCost.A:.C]; 3; 0)-VLOOKUP([.G25]; [ArtifactDustCost.A:.C]; 3; 0))+(VLOOKUP([.H54]; [ArtifactDustCost.A:.C]; 3; 0)-VLOOKUP([.H25]; [ArtifactDustCost.A:.C]; 3; 0))" office:value-type="float" office:value="0" calcext:value-type="float">
            <text:p>0</text:p>
          </table:table-cell>
          <table:table-cell table:formula="of:=(VLOOKUP([.F54]; [ArtifactGoldCost.A:.C]; 3; 0)-VLOOKUP([.F25]; [ArtifactGoldCost.A:.C]; 3; 0))+(VLOOKUP([.G54]; [ArtifactGoldCost.A:.C]; 3; 0)-VLOOKUP([.G25]; [ArtifactGoldCost.A:.C]; 3; 0))+(VLOOKUP([.H54]; [ArtifactGoldCost.A:.C]; 3; 0)-VLOOKUP([.H25]; [ArtifactGoldCost.A:.C]; 3; 0))" office:value-type="float" office:value="0" calcext:value-type="float">
            <text:p>0</text:p>
          </table:table-cell>
          <table:table-cell table:formula="of:=(VLOOKUP([.B54]; [StarGoldCost.A:.C]; 3; 0)-VLOOKUP([.B25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15"/>
          <table:table-cell table:style-name="Default"/>
          <table:table-cell table:number-columns-repeated="2"/>
          <table:table-cell table:formula="of:=[.T2]-SUM([.T31:.T54])" office:value-type="float" office:value="16935" calcext:value-type="float">
            <text:p>16935</text:p>
          </table:table-cell>
          <table:table-cell table:formula="of:=[.U2]-SUM([.U31:.U54])" office:value-type="float" office:value="-4090" calcext:value-type="float">
            <text:p>-4090</text:p>
          </table:table-cell>
          <table:table-cell table:formula="of:=[.V2]-SUM([.V31:.V54])" office:value-type="float" office:value="304207" calcext:value-type="float">
            <text:p>304207</text:p>
          </table:table-cell>
          <table:table-cell table:formula="of:=[.W2]-SUM([.W31:.W54])-SUM([.X31:.X54])" office:value-type="float" office:value="1108027" calcext:value-type="float">
            <text:p>1108027</text:p>
          </table:table-cell>
          <table:table-cell/>
        </table:table-row>
      </table:table>
      <table:table table:name="ArtifactDustCost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[.B1]+[.C1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B2]+[.C2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B3]+[.C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formula="of:=[.B4]+[.C4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table:formula="of:=[.B5]+[.C5]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table:formula="of:=[.B6]+[.C6]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formula="of:=[.B7]+[.C7]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formula="of:=[.B8]+[.C8]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table:formula="of:=[.B9]+[.C9]"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table:formula="of:=[.B10]+[.C10]"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table:formula="of:=[.B11]+[.C11]"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table:formula="of:=[.B12]+[.C12]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table:formula="of:=[.B13]+[.C13]"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table:formula="of:=[.B14]+[.C14]"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formula="of:=[.B15]+[.C15]"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table:formula="of:=[.B16]+[.C16]"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  <table:table-cell table:formula="of:=[.B17]+[.C17]"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table:formula="of:=[.B18]+[.C18]"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table:formula="of:=[.B19]+[.C19]"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0" calcext:value-type="float">
            <text:p>130</text:p>
          </table:table-cell>
          <table:table-cell table:formula="of:=[.B20]+[.C20]"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table:formula="of:=[.B21]+[.C21]"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table:formula="of:=[.B22]+[.C22]"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table:formula="of:=[.B23]+[.C23]"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5" calcext:value-type="float">
            <text:p>155</text:p>
          </table:table-cell>
          <table:table-cell table:formula="of:=[.B24]+[.C24]" office:value-type="float" office:value="2151" calcext:value-type="float">
            <text:p>21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0" calcext:value-type="float">
            <text:p>160</text:p>
          </table:table-cell>
          <table:table-cell table:formula="of:=[.B25]+[.C25]" office:value-type="float" office:value="2306" calcext:value-type="float">
            <text:p>23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table:formula="of:=[.B26]+[.C26]"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table:formula="of:=[.B27]+[.C27]"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5" calcext:value-type="float">
            <text:p>185</text:p>
          </table:table-cell>
          <table:table-cell table:formula="of:=[.B28]+[.C28]"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5" calcext:value-type="float">
            <text:p>195</text:p>
          </table:table-cell>
          <table:table-cell table:formula="of:=[.B29]+[.C29]" office:value-type="float" office:value="3001" calcext:value-type="float">
            <text:p>30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5" calcext:value-type="float">
            <text:p>205</text:p>
          </table:table-cell>
          <table:table-cell table:formula="of:=[.B30]+[.C30]"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5" calcext:value-type="float">
            <text:p>215</text:p>
          </table:table-cell>
          <table:table-cell table:formula="of:=[.B31]+[.C31]" office:value-type="float" office:value="3401" calcext:value-type="float">
            <text:p>34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0" calcext:value-type="float">
            <text:p>220</text:p>
          </table:table-cell>
          <table:table-cell table:formula="of:=[.B32]+[.C32]"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table:formula="of:=[.B33]+[.C33]" office:value-type="float" office:value="3836" calcext:value-type="float">
            <text:p>38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formula="of:=[.B34]+[.C34]"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0" calcext:value-type="float">
            <text:p>260</text:p>
          </table:table-cell>
          <table:table-cell table:formula="of:=[.B35]+[.C35]" office:value-type="float" office:value="4306" calcext:value-type="float">
            <text:p>43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0" calcext:value-type="float">
            <text:p>270</text:p>
          </table:table-cell>
          <table:table-cell table:formula="of:=[.B36]+[.C36]" office:value-type="float" office:value="4566" calcext:value-type="float">
            <text:p>45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0" calcext:value-type="float">
            <text:p>280</text:p>
          </table:table-cell>
          <table:table-cell table:formula="of:=[.B37]+[.C37]" office:value-type="float" office:value="4836" calcext:value-type="float">
            <text:p>48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0" calcext:value-type="float">
            <text:p>290</text:p>
          </table:table-cell>
          <table:table-cell table:formula="of:=[.B38]+[.C38]" office:value-type="float" office:value="5116" calcext:value-type="float">
            <text:p>51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0" calcext:value-type="float">
            <text:p>310</text:p>
          </table:table-cell>
          <table:table-cell table:formula="of:=[.B39]+[.C39]" office:value-type="float" office:value="5406" calcext:value-type="float">
            <text:p>54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0" calcext:value-type="float">
            <text:p>320</text:p>
          </table:table-cell>
          <table:table-cell table:formula="of:=[.B40]+[.C40]" office:value-type="float" office:value="5716" calcext:value-type="float">
            <text:p>57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0" calcext:value-type="float">
            <text:p>340</text:p>
          </table:table-cell>
          <table:table-cell table:formula="of:=[.B41]+[.C41]" office:value-type="float" office:value="6036" calcext:value-type="float">
            <text:p>60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0" calcext:value-type="float">
            <text:p>350</text:p>
          </table:table-cell>
          <table:table-cell table:formula="of:=[.B42]+[.C42]" office:value-type="float" office:value="6376" calcext:value-type="float">
            <text:p>63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0" calcext:value-type="float">
            <text:p>370</text:p>
          </table:table-cell>
          <table:table-cell table:formula="of:=[.B43]+[.C43]" office:value-type="float" office:value="6726" calcext:value-type="float">
            <text:p>67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0" calcext:value-type="float">
            <text:p>380</text:p>
          </table:table-cell>
          <table:table-cell table:formula="of:=[.B44]+[.C44]" office:value-type="float" office:value="7096" calcext:value-type="float">
            <text:p>70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0" calcext:value-type="float">
            <text:p>400</text:p>
          </table:table-cell>
          <table:table-cell table:formula="of:=[.B45]+[.C45]" office:value-type="float" office:value="7476" calcext:value-type="float">
            <text:p>74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0" calcext:value-type="float">
            <text:p>420</text:p>
          </table:table-cell>
          <table:table-cell table:formula="of:=[.B46]+[.C46]" office:value-type="float" office:value="7876" calcext:value-type="float">
            <text:p>78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0" calcext:value-type="float">
            <text:p>440</text:p>
          </table:table-cell>
          <table:table-cell table:formula="of:=[.B47]+[.C47]" office:value-type="float" office:value="8296" calcext:value-type="float">
            <text:p>82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0" calcext:value-type="float">
            <text:p>460</text:p>
          </table:table-cell>
          <table:table-cell table:formula="of:=[.B48]+[.C48]" office:value-type="float" office:value="8736" calcext:value-type="float">
            <text:p>87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0" calcext:value-type="float">
            <text:p>480</text:p>
          </table:table-cell>
          <table:table-cell table:formula="of:=[.B49]+[.C49]" office:value-type="float" office:value="9196" calcext:value-type="float">
            <text:p>91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table:formula="of:=[.B50]+[.C50]" office:value-type="float" office:value="9676" calcext:value-type="float">
            <text:p>967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0" calcext:value-type="float">
            <text:p>530</text:p>
          </table:table-cell>
          <table:table-cell table:formula="of:=[.B51]+[.C51]" office:value-type="float" office:value="10176" calcext:value-type="float">
            <text:p>101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50" calcext:value-type="float">
            <text:p>550</text:p>
          </table:table-cell>
          <table:table-cell table:formula="of:=[.B52]+[.C52]" office:value-type="float" office:value="10706" calcext:value-type="float">
            <text:p>107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80" calcext:value-type="float">
            <text:p>580</text:p>
          </table:table-cell>
          <table:table-cell table:formula="of:=[.B53]+[.C53]" office:value-type="float" office:value="11256" calcext:value-type="float">
            <text:p>112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00" calcext:value-type="float">
            <text:p>600</text:p>
          </table:table-cell>
          <table:table-cell table:formula="of:=[.B54]+[.C54]" office:value-type="float" office:value="11836" calcext:value-type="float">
            <text:p>118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0" calcext:value-type="float">
            <text:p>630</text:p>
          </table:table-cell>
          <table:table-cell table:formula="of:=[.B55]+[.C55]" office:value-type="float" office:value="12436" calcext:value-type="float">
            <text:p>124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60" calcext:value-type="float">
            <text:p>660</text:p>
          </table:table-cell>
          <table:table-cell table:formula="of:=[.B56]+[.C56]" office:value-type="float" office:value="13066" calcext:value-type="float">
            <text:p>130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90" calcext:value-type="float">
            <text:p>690</text:p>
          </table:table-cell>
          <table:table-cell table:formula="of:=[.B57]+[.C57]" office:value-type="float" office:value="13726" calcext:value-type="float">
            <text:p>137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30" calcext:value-type="float">
            <text:p>730</text:p>
          </table:table-cell>
          <table:table-cell table:formula="of:=[.B58]+[.C58]" office:value-type="float" office:value="14416" calcext:value-type="float">
            <text:p>144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0" calcext:value-type="float">
            <text:p>760</text:p>
          </table:table-cell>
          <table:table-cell table:formula="of:=[.B59]+[.C59]" office:value-type="float" office:value="15146" calcext:value-type="float">
            <text:p>151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90" calcext:value-type="float">
            <text:p>790</text:p>
          </table:table-cell>
          <table:table-cell table:formula="of:=[.B60]+[.C60]" office:value-type="float" office:value="15906" calcext:value-type="float">
            <text:p>159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30" calcext:value-type="float">
            <text:p>830</text:p>
          </table:table-cell>
          <table:table-cell table:formula="of:=[.B61]+[.C61]" office:value-type="float" office:value="16696" calcext:value-type="float">
            <text:p>166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70" calcext:value-type="float">
            <text:p>870</text:p>
          </table:table-cell>
          <table:table-cell table:formula="of:=[.B62]+[.C62]" office:value-type="float" office:value="17526" calcext:value-type="float">
            <text:p>175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10" calcext:value-type="float">
            <text:p>910</text:p>
          </table:table-cell>
          <table:table-cell table:formula="of:=[.B63]+[.C63]" office:value-type="float" office:value="18396" calcext:value-type="float">
            <text:p>183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50" calcext:value-type="float">
            <text:p>950</text:p>
          </table:table-cell>
          <table:table-cell table:formula="of:=[.B64]+[.C64]" office:value-type="float" office:value="19306" calcext:value-type="float">
            <text:p>1930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[.B65]+[.C65]" office:value-type="float" office:value="20256" calcext:value-type="float">
            <text:p>202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40" calcext:value-type="float">
            <text:p>1040</text:p>
          </table:table-cell>
          <table:table-cell table:formula="of:=[.B66]+[.C66]" office:value-type="float" office:value="21256" calcext:value-type="float">
            <text:p>2125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90" calcext:value-type="float">
            <text:p>1090</text:p>
          </table:table-cell>
          <table:table-cell table:formula="of:=[.B67]+[.C67]" office:value-type="float" office:value="22296" calcext:value-type="float">
            <text:p>2229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40" calcext:value-type="float">
            <text:p>1140</text:p>
          </table:table-cell>
          <table:table-cell table:formula="of:=[.B68]+[.C68]" office:value-type="float" office:value="23386" calcext:value-type="float">
            <text:p>233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90" calcext:value-type="float">
            <text:p>1190</text:p>
          </table:table-cell>
          <table:table-cell table:formula="of:=[.B69]+[.C69]" office:value-type="float" office:value="24526" calcext:value-type="float">
            <text:p>245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50" calcext:value-type="float">
            <text:p>1250</text:p>
          </table:table-cell>
          <table:table-cell table:formula="of:=[.B70]+[.C70]" office:value-type="float" office:value="25716" calcext:value-type="float">
            <text:p>257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10" calcext:value-type="float">
            <text:p>1310</text:p>
          </table:table-cell>
          <table:table-cell table:formula="of:=[.B71]+[.C71]" office:value-type="float" office:value="26966" calcext:value-type="float">
            <text:p>2696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0" calcext:value-type="float">
            <text:p>1370</text:p>
          </table:table-cell>
          <table:table-cell table:formula="of:=[.B72]+[.C72]" office:value-type="float" office:value="28276" calcext:value-type="float">
            <text:p>282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30" calcext:value-type="float">
            <text:p>1430</text:p>
          </table:table-cell>
          <table:table-cell table:formula="of:=[.B73]+[.C73]" office:value-type="float" office:value="29646" calcext:value-type="float">
            <text:p>296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0" calcext:value-type="float">
            <text:p>1500</text:p>
          </table:table-cell>
          <table:table-cell table:formula="of:=[.B74]+[.C74]" office:value-type="float" office:value="31076" calcext:value-type="float">
            <text:p>310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70" calcext:value-type="float">
            <text:p>1570</text:p>
          </table:table-cell>
          <table:table-cell table:formula="of:=[.B75]+[.C75]" office:value-type="float" office:value="32576" calcext:value-type="float">
            <text:p>325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40" calcext:value-type="float">
            <text:p>1640</text:p>
          </table:table-cell>
          <table:table-cell table:formula="of:=[.B76]+[.C76]" office:value-type="float" office:value="34146" calcext:value-type="float">
            <text:p>341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20" calcext:value-type="float">
            <text:p>1720</text:p>
          </table:table-cell>
          <table:table-cell table:formula="of:=[.B77]+[.C77]" office:value-type="float" office:value="35786" calcext:value-type="float">
            <text:p>3578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90" calcext:value-type="float">
            <text:p>1790</text:p>
          </table:table-cell>
          <table:table-cell table:formula="of:=[.B78]+[.C78]" office:value-type="float" office:value="37506" calcext:value-type="float">
            <text:p>375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80" calcext:value-type="float">
            <text:p>1880</text:p>
          </table:table-cell>
          <table:table-cell table:formula="of:=[.B79]+[.C79]" office:value-type="float" office:value="39296" calcext:value-type="float">
            <text:p>392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70" calcext:value-type="float">
            <text:p>1970</text:p>
          </table:table-cell>
          <table:table-cell table:formula="of:=[.B80]+[.C80]" office:value-type="float" office:value="41176" calcext:value-type="float">
            <text:p>4117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60" calcext:value-type="float">
            <text:p>2060</text:p>
          </table:table-cell>
          <table:table-cell table:formula="of:=[.B81]+[.C81]" office:value-type="float" office:value="43146" calcext:value-type="float">
            <text:p>4314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50" calcext:value-type="float">
            <text:p>2150</text:p>
          </table:table-cell>
          <table:table-cell table:formula="of:=[.B82]+[.C82]" office:value-type="float" office:value="45206" calcext:value-type="float">
            <text:p>452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50" calcext:value-type="float">
            <text:p>2250</text:p>
          </table:table-cell>
          <table:table-cell table:formula="of:=[.B83]+[.C83]" office:value-type="float" office:value="47356" calcext:value-type="float">
            <text:p>473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60" calcext:value-type="float">
            <text:p>2360</text:p>
          </table:table-cell>
          <table:table-cell table:formula="of:=[.B84]+[.C84]" office:value-type="float" office:value="49606" calcext:value-type="float">
            <text:p>496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60" calcext:value-type="float">
            <text:p>2460</text:p>
          </table:table-cell>
          <table:table-cell table:formula="of:=[.B85]+[.C85]" office:value-type="float" office:value="51966" calcext:value-type="float">
            <text:p>5196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80" calcext:value-type="float">
            <text:p>2580</text:p>
          </table:table-cell>
          <table:table-cell table:formula="of:=[.B86]+[.C86]" office:value-type="float" office:value="54426" calcext:value-type="float">
            <text:p>544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700" calcext:value-type="float">
            <text:p>2700</text:p>
          </table:table-cell>
          <table:table-cell table:formula="of:=[.B87]+[.C87]" office:value-type="float" office:value="57006" calcext:value-type="float">
            <text:p>570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20" calcext:value-type="float">
            <text:p>2820</text:p>
          </table:table-cell>
          <table:table-cell table:formula="of:=[.B88]+[.C88]" office:value-type="float" office:value="59706" calcext:value-type="float">
            <text:p>597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950" calcext:value-type="float">
            <text:p>2950</text:p>
          </table:table-cell>
          <table:table-cell table:formula="of:=[.B89]+[.C89]" office:value-type="float" office:value="62526" calcext:value-type="float">
            <text:p>625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090" calcext:value-type="float">
            <text:p>3090</text:p>
          </table:table-cell>
          <table:table-cell table:formula="of:=[.B90]+[.C90]" office:value-type="float" office:value="65476" calcext:value-type="float">
            <text:p>6547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240" calcext:value-type="float">
            <text:p>3240</text:p>
          </table:table-cell>
          <table:table-cell table:formula="of:=[.B91]+[.C91]" office:value-type="float" office:value="68566" calcext:value-type="float">
            <text:p>6856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390" calcext:value-type="float">
            <text:p>3390</text:p>
          </table:table-cell>
          <table:table-cell table:formula="of:=[.B92]+[.C92]" office:value-type="float" office:value="71806" calcext:value-type="float">
            <text:p>7180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540" calcext:value-type="float">
            <text:p>3540</text:p>
          </table:table-cell>
          <table:table-cell table:formula="of:=[.B93]+[.C93]" office:value-type="float" office:value="75196" calcext:value-type="float">
            <text:p>751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710" calcext:value-type="float">
            <text:p>3710</text:p>
          </table:table-cell>
          <table:table-cell table:formula="of:=[.B94]+[.C94]" office:value-type="float" office:value="78736" calcext:value-type="float">
            <text:p>7873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880" calcext:value-type="float">
            <text:p>3880</text:p>
          </table:table-cell>
          <table:table-cell table:formula="of:=[.B95]+[.C95]" office:value-type="float" office:value="82446" calcext:value-type="float">
            <text:p>8244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060" calcext:value-type="float">
            <text:p>4060</text:p>
          </table:table-cell>
          <table:table-cell table:formula="of:=[.B96]+[.C96]" office:value-type="float" office:value="86326" calcext:value-type="float">
            <text:p>8632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250" calcext:value-type="float">
            <text:p>4250</text:p>
          </table:table-cell>
          <table:table-cell table:formula="of:=[.B97]+[.C97]" office:value-type="float" office:value="90386" calcext:value-type="float">
            <text:p>9038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440" calcext:value-type="float">
            <text:p>4440</text:p>
          </table:table-cell>
          <table:table-cell table:formula="of:=[.B98]+[.C98]" office:value-type="float" office:value="94636" calcext:value-type="float">
            <text:p>946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650" calcext:value-type="float">
            <text:p>4650</text:p>
          </table:table-cell>
          <table:table-cell table:formula="of:=[.B99]+[.C99]" office:value-type="float" office:value="99076" calcext:value-type="float">
            <text:p>9907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860" calcext:value-type="float">
            <text:p>4860</text:p>
          </table:table-cell>
          <table:table-cell table:formula="of:=[.B100]+[.C100]" office:value-type="float" office:value="103726" calcext:value-type="float">
            <text:p>1037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90" calcext:value-type="float">
            <text:p>5090</text:p>
          </table:table-cell>
          <table:table-cell table:formula="of:=[.B101]+[.C101]" office:value-type="float" office:value="108586" calcext:value-type="float">
            <text:p>10858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330" calcext:value-type="float">
            <text:p>5330</text:p>
          </table:table-cell>
          <table:table-cell table:formula="of:=[.B102]+[.C102]" office:value-type="float" office:value="113676" calcext:value-type="float">
            <text:p>11367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570" calcext:value-type="float">
            <text:p>5570</text:p>
          </table:table-cell>
          <table:table-cell table:formula="of:=[.B103]+[.C103]" office:value-type="float" office:value="119006" calcext:value-type="float">
            <text:p>1190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830" calcext:value-type="float">
            <text:p>5830</text:p>
          </table:table-cell>
          <table:table-cell table:formula="of:=[.B104]+[.C104]" office:value-type="float" office:value="124576" calcext:value-type="float">
            <text:p>12457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100" calcext:value-type="float">
            <text:p>6100</text:p>
          </table:table-cell>
          <table:table-cell table:formula="of:=[.B105]+[.C105]" office:value-type="float" office:value="130406" calcext:value-type="float">
            <text:p>1304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390" calcext:value-type="float">
            <text:p>6390</text:p>
          </table:table-cell>
          <table:table-cell table:formula="of:=[.B106]+[.C106]" office:value-type="float" office:value="136506" calcext:value-type="float">
            <text:p>13650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680" calcext:value-type="float">
            <text:p>6680</text:p>
          </table:table-cell>
          <table:table-cell table:formula="of:=[.B107]+[.C107]" office:value-type="float" office:value="142896" calcext:value-type="float">
            <text:p>14289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990" calcext:value-type="float">
            <text:p>6990</text:p>
          </table:table-cell>
          <table:table-cell table:formula="of:=[.B108]+[.C108]" office:value-type="float" office:value="149576" calcext:value-type="float">
            <text:p>14957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320" calcext:value-type="float">
            <text:p>7320</text:p>
          </table:table-cell>
          <table:table-cell table:formula="of:=[.B109]+[.C109]" office:value-type="float" office:value="156566" calcext:value-type="float">
            <text:p>15656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650" calcext:value-type="float">
            <text:p>7650</text:p>
          </table:table-cell>
          <table:table-cell table:formula="of:=[.B110]+[.C110]" office:value-type="float" office:value="163886" calcext:value-type="float">
            <text:p>16388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010" calcext:value-type="float">
            <text:p>8010</text:p>
          </table:table-cell>
          <table:table-cell table:formula="of:=[.B111]+[.C111]" office:value-type="float" office:value="171536" calcext:value-type="float">
            <text:p>17153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380" calcext:value-type="float">
            <text:p>8380</text:p>
          </table:table-cell>
          <table:table-cell table:formula="of:=[.B112]+[.C112]" office:value-type="float" office:value="179546" calcext:value-type="float">
            <text:p>17954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770" calcext:value-type="float">
            <text:p>8770</text:p>
          </table:table-cell>
          <table:table-cell table:formula="of:=[.B113]+[.C113]" office:value-type="float" office:value="187926" calcext:value-type="float">
            <text:p>18792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180" calcext:value-type="float">
            <text:p>9180</text:p>
          </table:table-cell>
          <table:table-cell table:formula="of:=[.B114]+[.C114]" office:value-type="float" office:value="196696" calcext:value-type="float">
            <text:p>19669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600" calcext:value-type="float">
            <text:p>9600</text:p>
          </table:table-cell>
          <table:table-cell table:formula="of:=[.B115]+[.C115]" office:value-type="float" office:value="205876" calcext:value-type="float">
            <text:p>20587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50" calcext:value-type="float">
            <text:p>10050</text:p>
          </table:table-cell>
          <table:table-cell table:formula="of:=[.B116]+[.C116]" office:value-type="float" office:value="215476" calcext:value-type="float">
            <text:p>21547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510" calcext:value-type="float">
            <text:p>10510</text:p>
          </table:table-cell>
          <table:table-cell table:formula="of:=[.B117]+[.C117]" office:value-type="float" office:value="225526" calcext:value-type="float">
            <text:p>22552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000" calcext:value-type="float">
            <text:p>11000</text:p>
          </table:table-cell>
          <table:table-cell table:formula="of:=[.B118]+[.C118]" office:value-type="float" office:value="236036" calcext:value-type="float">
            <text:p>23603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[.B119]+[.C119]" office:value-type="float" office:value="247036" calcext:value-type="float">
            <text:p>247036</text:p>
          </table:table-cell>
        </table:table-row>
      </table:table>
      <table:table table:name="ArtifactGoldCost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200" calcext:value-type="float">
            <text:p>22200</text:p>
          </table:table-cell>
          <table:table-cell table:formula="of:=[.B1]+[.C1]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400" calcext:value-type="float">
            <text:p>23400</text:p>
          </table:table-cell>
          <table:table-cell table:formula="of:=[.B2]+[.C2]" office:value-type="float" office:value="42200" calcext:value-type="float">
            <text:p>42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600" calcext:value-type="float">
            <text:p>24600</text:p>
          </table:table-cell>
          <table:table-cell table:formula="of:=[.B3]+[.C3]" office:value-type="float" office:value="65600" calcext:value-type="float">
            <text:p>656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000" calcext:value-type="float">
            <text:p>26000</text:p>
          </table:table-cell>
          <table:table-cell table:formula="of:=[.B4]+[.C4]" office:value-type="float" office:value="90200" calcext:value-type="float">
            <text:p>902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400" calcext:value-type="float">
            <text:p>27400</text:p>
          </table:table-cell>
          <table:table-cell table:formula="of:=[.B5]+[.C5]" office:value-type="float" office:value="116200" calcext:value-type="float">
            <text:p>116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800" calcext:value-type="float">
            <text:p>28800</text:p>
          </table:table-cell>
          <table:table-cell table:formula="of:=[.B6]+[.C6]" office:value-type="float" office:value="143600" calcext:value-type="float">
            <text:p>1436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400" calcext:value-type="float">
            <text:p>30400</text:p>
          </table:table-cell>
          <table:table-cell table:formula="of:=[.B7]+[.C7]" office:value-type="float" office:value="172400" calcext:value-type="float">
            <text:p>1724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000" calcext:value-type="float">
            <text:p>32000</text:p>
          </table:table-cell>
          <table:table-cell table:formula="of:=[.B8]+[.C8]" office:value-type="float" office:value="202800" calcext:value-type="float">
            <text:p>2028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700" calcext:value-type="float">
            <text:p>33700</text:p>
          </table:table-cell>
          <table:table-cell table:formula="of:=[.B9]+[.C9]" office:value-type="float" office:value="234800" calcext:value-type="float">
            <text:p>2348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500" calcext:value-type="float">
            <text:p>35500</text:p>
          </table:table-cell>
          <table:table-cell table:formula="of:=[.B10]+[.C10]" office:value-type="float" office:value="268500" calcext:value-type="float">
            <text:p>2685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400" calcext:value-type="float">
            <text:p>37400</text:p>
          </table:table-cell>
          <table:table-cell table:formula="of:=[.B11]+[.C11]" office:value-type="float" office:value="304000" calcext:value-type="float">
            <text:p>304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400" calcext:value-type="float">
            <text:p>39400</text:p>
          </table:table-cell>
          <table:table-cell table:formula="of:=[.B12]+[.C12]" office:value-type="float" office:value="341400" calcext:value-type="float">
            <text:p>3414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500" calcext:value-type="float">
            <text:p>41500</text:p>
          </table:table-cell>
          <table:table-cell table:formula="of:=[.B13]+[.C13]" office:value-type="float" office:value="380800" calcext:value-type="float">
            <text:p>3808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800" calcext:value-type="float">
            <text:p>43800</text:p>
          </table:table-cell>
          <table:table-cell table:formula="of:=[.B14]+[.C14]" office:value-type="float" office:value="422300" calcext:value-type="float">
            <text:p>4223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100" calcext:value-type="float">
            <text:p>46100</text:p>
          </table:table-cell>
          <table:table-cell table:formula="of:=[.B15]+[.C15]" office:value-type="float" office:value="466100" calcext:value-type="float">
            <text:p>466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600" calcext:value-type="float">
            <text:p>48600</text:p>
          </table:table-cell>
          <table:table-cell table:formula="of:=[.B16]+[.C16]" office:value-type="float" office:value="512200" calcext:value-type="float">
            <text:p>512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200" calcext:value-type="float">
            <text:p>51200</text:p>
          </table:table-cell>
          <table:table-cell table:formula="of:=[.B17]+[.C17]" office:value-type="float" office:value="560800" calcext:value-type="float">
            <text:p>5608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900" calcext:value-type="float">
            <text:p>53900</text:p>
          </table:table-cell>
          <table:table-cell table:formula="of:=[.B18]+[.C18]" office:value-type="float" office:value="612000" calcext:value-type="float">
            <text:p>612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800" calcext:value-type="float">
            <text:p>56800</text:p>
          </table:table-cell>
          <table:table-cell table:formula="of:=[.B19]+[.C19]" office:value-type="float" office:value="665900" calcext:value-type="float">
            <text:p>6659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9900" calcext:value-type="float">
            <text:p>59900</text:p>
          </table:table-cell>
          <table:table-cell table:formula="of:=[.B20]+[.C20]" office:value-type="float" office:value="722700" calcext:value-type="float">
            <text:p>7227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100" calcext:value-type="float">
            <text:p>63100</text:p>
          </table:table-cell>
          <table:table-cell table:formula="of:=[.B21]+[.C21]" office:value-type="float" office:value="782600" calcext:value-type="float">
            <text:p>7826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6500" calcext:value-type="float">
            <text:p>66500</text:p>
          </table:table-cell>
          <table:table-cell table:formula="of:=[.B22]+[.C22]" office:value-type="float" office:value="845700" calcext:value-type="float">
            <text:p>8457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000" calcext:value-type="float">
            <text:p>70000</text:p>
          </table:table-cell>
          <table:table-cell table:formula="of:=[.B23]+[.C23]" office:value-type="float" office:value="912200" calcext:value-type="float">
            <text:p>9122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3800" calcext:value-type="float">
            <text:p>73800</text:p>
          </table:table-cell>
          <table:table-cell table:formula="of:=[.B24]+[.C24]" office:value-type="float" office:value="982200" calcext:value-type="float">
            <text:p>9822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7800" calcext:value-type="float">
            <text:p>77800</text:p>
          </table:table-cell>
          <table:table-cell table:formula="of:=[.B25]+[.C25]" office:value-type="float" office:value="1056000" calcext:value-type="float">
            <text:p>1056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900" calcext:value-type="float">
            <text:p>81900</text:p>
          </table:table-cell>
          <table:table-cell table:formula="of:=[.B26]+[.C26]" office:value-type="float" office:value="1133800" calcext:value-type="float">
            <text:p>11338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6300" calcext:value-type="float">
            <text:p>86300</text:p>
          </table:table-cell>
          <table:table-cell table:formula="of:=[.B27]+[.C27]" office:value-type="float" office:value="1215700" calcext:value-type="float">
            <text:p>12157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900" calcext:value-type="float">
            <text:p>90900</text:p>
          </table:table-cell>
          <table:table-cell table:formula="of:=[.B28]+[.C28]" office:value-type="float" office:value="1302000" calcext:value-type="float">
            <text:p>1302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800" calcext:value-type="float">
            <text:p>95800</text:p>
          </table:table-cell>
          <table:table-cell table:formula="of:=[.B29]+[.C29]" office:value-type="float" office:value="1392900" calcext:value-type="float">
            <text:p>13929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1000" calcext:value-type="float">
            <text:p>101000</text:p>
          </table:table-cell>
          <table:table-cell table:formula="of:=[.B30]+[.C30]" office:value-type="float" office:value="1488700" calcext:value-type="float">
            <text:p>14887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000" calcext:value-type="float">
            <text:p>106000</text:p>
          </table:table-cell>
          <table:table-cell table:formula="of:=[.B31]+[.C31]" office:value-type="float" office:value="1589700" calcext:value-type="float">
            <text:p>15897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2000" calcext:value-type="float">
            <text:p>112000</text:p>
          </table:table-cell>
          <table:table-cell table:formula="of:=[.B32]+[.C32]" office:value-type="float" office:value="1695700" calcext:value-type="float">
            <text:p>16957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8000" calcext:value-type="float">
            <text:p>118000</text:p>
          </table:table-cell>
          <table:table-cell table:formula="of:=[.B33]+[.C33]" office:value-type="float" office:value="1807700" calcext:value-type="float">
            <text:p>18077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4000" calcext:value-type="float">
            <text:p>124000</text:p>
          </table:table-cell>
          <table:table-cell table:formula="of:=[.B34]+[.C34]" office:value-type="float" office:value="1925700" calcext:value-type="float">
            <text:p>19257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1000" calcext:value-type="float">
            <text:p>131000</text:p>
          </table:table-cell>
          <table:table-cell table:formula="of:=[.B35]+[.C35]" office:value-type="float" office:value="2049700" calcext:value-type="float">
            <text:p>20497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8000" calcext:value-type="float">
            <text:p>138000</text:p>
          </table:table-cell>
          <table:table-cell table:formula="of:=[.B36]+[.C36]" office:value-type="float" office:value="2180700" calcext:value-type="float">
            <text:p>21807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6000" calcext:value-type="float">
            <text:p>146000</text:p>
          </table:table-cell>
          <table:table-cell table:formula="of:=[.B37]+[.C37]" office:value-type="float" office:value="2318700" calcext:value-type="float">
            <text:p>23187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3000" calcext:value-type="float">
            <text:p>153000</text:p>
          </table:table-cell>
          <table:table-cell table:formula="of:=[.B38]+[.C38]" office:value-type="float" office:value="2464700" calcext:value-type="float">
            <text:p>24647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2000" calcext:value-type="float">
            <text:p>162000</text:p>
          </table:table-cell>
          <table:table-cell table:formula="of:=[.B39]+[.C39]" office:value-type="float" office:value="2617700" calcext:value-type="float">
            <text:p>26177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0000" calcext:value-type="float">
            <text:p>170000</text:p>
          </table:table-cell>
          <table:table-cell table:formula="of:=[.B40]+[.C40]" office:value-type="float" office:value="2779700" calcext:value-type="float">
            <text:p>27797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9000" calcext:value-type="float">
            <text:p>179000</text:p>
          </table:table-cell>
          <table:table-cell table:formula="of:=[.B41]+[.C41]" office:value-type="float" office:value="2949700" calcext:value-type="float">
            <text:p>29497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9000" calcext:value-type="float">
            <text:p>189000</text:p>
          </table:table-cell>
          <table:table-cell table:formula="of:=[.B42]+[.C42]" office:value-type="float" office:value="3128700" calcext:value-type="float">
            <text:p>31287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9000" calcext:value-type="float">
            <text:p>199000</text:p>
          </table:table-cell>
          <table:table-cell table:formula="of:=[.B43]+[.C43]" office:value-type="float" office:value="3317700" calcext:value-type="float">
            <text:p>33177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0000" calcext:value-type="float">
            <text:p>210000</text:p>
          </table:table-cell>
          <table:table-cell table:formula="of:=[.B44]+[.C44]" office:value-type="float" office:value="3516700" calcext:value-type="float">
            <text:p>35167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1000" calcext:value-type="float">
            <text:p>221000</text:p>
          </table:table-cell>
          <table:table-cell table:formula="of:=[.B45]+[.C45]" office:value-type="float" office:value="3726700" calcext:value-type="float">
            <text:p>37267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3000" calcext:value-type="float">
            <text:p>233000</text:p>
          </table:table-cell>
          <table:table-cell table:formula="of:=[.B46]+[.C46]" office:value-type="float" office:value="3947700" calcext:value-type="float">
            <text:p>39477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5000" calcext:value-type="float">
            <text:p>245000</text:p>
          </table:table-cell>
          <table:table-cell table:formula="of:=[.B47]+[.C47]" office:value-type="float" office:value="4180700" calcext:value-type="float">
            <text:p>41807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8000" calcext:value-type="float">
            <text:p>258000</text:p>
          </table:table-cell>
          <table:table-cell table:formula="of:=[.B48]+[.C48]" office:value-type="float" office:value="4425700" calcext:value-type="float">
            <text:p>44257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2000" calcext:value-type="float">
            <text:p>272000</text:p>
          </table:table-cell>
          <table:table-cell table:formula="of:=[.B49]+[.C49]" office:value-type="float" office:value="4683700" calcext:value-type="float">
            <text:p>46837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87000" calcext:value-type="float">
            <text:p>287000</text:p>
          </table:table-cell>
          <table:table-cell table:formula="of:=[.B50]+[.C50]" office:value-type="float" office:value="4955700" calcext:value-type="float">
            <text:p>49557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2000" calcext:value-type="float">
            <text:p>302000</text:p>
          </table:table-cell>
          <table:table-cell table:formula="of:=[.B51]+[.C51]" office:value-type="float" office:value="5242700" calcext:value-type="float">
            <text:p>52427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18000" calcext:value-type="float">
            <text:p>318000</text:p>
          </table:table-cell>
          <table:table-cell table:formula="of:=[.B52]+[.C52]" office:value-type="float" office:value="5544700" calcext:value-type="float">
            <text:p>55447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36000" calcext:value-type="float">
            <text:p>336000</text:p>
          </table:table-cell>
          <table:table-cell table:formula="of:=[.B53]+[.C53]" office:value-type="float" office:value="5862700" calcext:value-type="float">
            <text:p>58627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4000" calcext:value-type="float">
            <text:p>354000</text:p>
          </table:table-cell>
          <table:table-cell table:formula="of:=[.B54]+[.C54]" office:value-type="float" office:value="6198700" calcext:value-type="float">
            <text:p>61987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73000" calcext:value-type="float">
            <text:p>373000</text:p>
          </table:table-cell>
          <table:table-cell table:formula="of:=[.B55]+[.C55]" office:value-type="float" office:value="6552700" calcext:value-type="float">
            <text:p>65527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92000" calcext:value-type="float">
            <text:p>392000</text:p>
          </table:table-cell>
          <table:table-cell table:formula="of:=[.B56]+[.C56]" office:value-type="float" office:value="6925700" calcext:value-type="float">
            <text:p>69257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14000" calcext:value-type="float">
            <text:p>414000</text:p>
          </table:table-cell>
          <table:table-cell table:formula="of:=[.B57]+[.C57]" office:value-type="float" office:value="7317700" calcext:value-type="float">
            <text:p>73177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6000" calcext:value-type="float">
            <text:p>436000</text:p>
          </table:table-cell>
          <table:table-cell table:formula="of:=[.B58]+[.C58]" office:value-type="float" office:value="7731700" calcext:value-type="float">
            <text:p>77317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9000" calcext:value-type="float">
            <text:p>459000</text:p>
          </table:table-cell>
          <table:table-cell table:formula="of:=[.B59]+[.C59]" office:value-type="float" office:value="8167700" calcext:value-type="float">
            <text:p>81677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84000" calcext:value-type="float">
            <text:p>484000</text:p>
          </table:table-cell>
          <table:table-cell table:formula="of:=[.B60]+[.C60]" office:value-type="float" office:value="8626700" calcext:value-type="float">
            <text:p>86267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10000" calcext:value-type="float">
            <text:p>510000</text:p>
          </table:table-cell>
          <table:table-cell table:formula="of:=[.B61]+[.C61]" office:value-type="float" office:value="9110700" calcext:value-type="float">
            <text:p>91107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37000" calcext:value-type="float">
            <text:p>537000</text:p>
          </table:table-cell>
          <table:table-cell table:formula="of:=[.B62]+[.C62]" office:value-type="float" office:value="9620700" calcext:value-type="float">
            <text:p>96207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6000" calcext:value-type="float">
            <text:p>566000</text:p>
          </table:table-cell>
          <table:table-cell table:formula="of:=[.B63]+[.C63]" office:value-type="float" office:value="10157700" calcext:value-type="float">
            <text:p>101577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6000" calcext:value-type="float">
            <text:p>596000</text:p>
          </table:table-cell>
          <table:table-cell table:formula="of:=[.B64]+[.C64]" office:value-type="float" office:value="10723700" calcext:value-type="float">
            <text:p>107237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28000" calcext:value-type="float">
            <text:p>628000</text:p>
          </table:table-cell>
          <table:table-cell table:formula="of:=[.B65]+[.C65]" office:value-type="float" office:value="11319700" calcext:value-type="float">
            <text:p>113197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2000" calcext:value-type="float">
            <text:p>662000</text:p>
          </table:table-cell>
          <table:table-cell table:formula="of:=[.B66]+[.C66]" office:value-type="float" office:value="11947700" calcext:value-type="float">
            <text:p>119477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7000" calcext:value-type="float">
            <text:p>697000</text:p>
          </table:table-cell>
          <table:table-cell table:formula="of:=[.B67]+[.C67]" office:value-type="float" office:value="12609700" calcext:value-type="float">
            <text:p>126097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34000" calcext:value-type="float">
            <text:p>734000</text:p>
          </table:table-cell>
          <table:table-cell table:formula="of:=[.B68]+[.C68]" office:value-type="float" office:value="13306700" calcext:value-type="float">
            <text:p>133067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74000" calcext:value-type="float">
            <text:p>774000</text:p>
          </table:table-cell>
          <table:table-cell table:formula="of:=[.B69]+[.C69]" office:value-type="float" office:value="14040700" calcext:value-type="float">
            <text:p>140407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15000" calcext:value-type="float">
            <text:p>815000</text:p>
          </table:table-cell>
          <table:table-cell table:formula="of:=[.B70]+[.C70]" office:value-type="float" office:value="14814700" calcext:value-type="float">
            <text:p>148147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59000" calcext:value-type="float">
            <text:p>859000</text:p>
          </table:table-cell>
          <table:table-cell table:formula="of:=[.B71]+[.C71]" office:value-type="float" office:value="15629700" calcext:value-type="float">
            <text:p>156297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05000" calcext:value-type="float">
            <text:p>905000</text:p>
          </table:table-cell>
          <table:table-cell table:formula="of:=[.B72]+[.C72]" office:value-type="float" office:value="16488700" calcext:value-type="float">
            <text:p>164887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54000" calcext:value-type="float">
            <text:p>954000</text:p>
          </table:table-cell>
          <table:table-cell table:formula="of:=[.B73]+[.C73]" office:value-type="float" office:value="17393700" calcext:value-type="float">
            <text:p>173937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0000" calcext:value-type="float">
            <text:p>1000000</text:p>
          </table:table-cell>
          <table:table-cell table:formula="of:=[.B74]+[.C74]" office:value-type="float" office:value="18347700" calcext:value-type="float">
            <text:p>183477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60000" calcext:value-type="float">
            <text:p>1060000</text:p>
          </table:table-cell>
          <table:table-cell table:formula="of:=[.B75]+[.C75]" office:value-type="float" office:value="19347700" calcext:value-type="float">
            <text:p>193477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20000" calcext:value-type="float">
            <text:p>1120000</text:p>
          </table:table-cell>
          <table:table-cell table:formula="of:=[.B76]+[.C76]" office:value-type="float" office:value="20407700" calcext:value-type="float">
            <text:p>204077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80000" calcext:value-type="float">
            <text:p>1180000</text:p>
          </table:table-cell>
          <table:table-cell table:formula="of:=[.B77]+[.C77]" office:value-type="float" office:value="21527700" calcext:value-type="float">
            <text:p>215277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40000" calcext:value-type="float">
            <text:p>1240000</text:p>
          </table:table-cell>
          <table:table-cell table:formula="of:=[.B78]+[.C78]" office:value-type="float" office:value="22707700" calcext:value-type="float">
            <text:p>227077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00000" calcext:value-type="float">
            <text:p>1300000</text:p>
          </table:table-cell>
          <table:table-cell table:formula="of:=[.B79]+[.C79]" office:value-type="float" office:value="23947700" calcext:value-type="float">
            <text:p>239477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70000" calcext:value-type="float">
            <text:p>1370000</text:p>
          </table:table-cell>
          <table:table-cell table:formula="of:=[.B80]+[.C80]" office:value-type="float" office:value="25247700" calcext:value-type="float">
            <text:p>252477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0000" calcext:value-type="float">
            <text:p>1450000</text:p>
          </table:table-cell>
          <table:table-cell table:formula="of:=[.B81]+[.C81]" office:value-type="float" office:value="26617700" calcext:value-type="float">
            <text:p>266177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30000" calcext:value-type="float">
            <text:p>1530000</text:p>
          </table:table-cell>
          <table:table-cell table:formula="of:=[.B82]+[.C82]" office:value-type="float" office:value="28067700" calcext:value-type="float">
            <text:p>280677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10000" calcext:value-type="float">
            <text:p>1610000</text:p>
          </table:table-cell>
          <table:table-cell table:formula="of:=[.B83]+[.C83]" office:value-type="float" office:value="29597700" calcext:value-type="float">
            <text:p>295977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90000" calcext:value-type="float">
            <text:p>1690000</text:p>
          </table:table-cell>
          <table:table-cell table:formula="of:=[.B84]+[.C84]" office:value-type="float" office:value="31207700" calcext:value-type="float">
            <text:p>312077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80000" calcext:value-type="float">
            <text:p>1780000</text:p>
          </table:table-cell>
          <table:table-cell table:formula="of:=[.B85]+[.C85]" office:value-type="float" office:value="32897700" calcext:value-type="float">
            <text:p>328977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80000" calcext:value-type="float">
            <text:p>1880000</text:p>
          </table:table-cell>
          <table:table-cell table:formula="of:=[.B86]+[.C86]" office:value-type="float" office:value="34677700" calcext:value-type="float">
            <text:p>346777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80000" calcext:value-type="float">
            <text:p>1980000</text:p>
          </table:table-cell>
          <table:table-cell table:formula="of:=[.B87]+[.C87]" office:value-type="float" office:value="36557700" calcext:value-type="float">
            <text:p>365577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90000" calcext:value-type="float">
            <text:p>2090000</text:p>
          </table:table-cell>
          <table:table-cell table:formula="of:=[.B88]+[.C88]" office:value-type="float" office:value="38537700" calcext:value-type="float">
            <text:p>385377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00000" calcext:value-type="float">
            <text:p>2200000</text:p>
          </table:table-cell>
          <table:table-cell table:formula="of:=[.B89]+[.C89]" office:value-type="float" office:value="40627700" calcext:value-type="float">
            <text:p>406277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20000" calcext:value-type="float">
            <text:p>2320000</text:p>
          </table:table-cell>
          <table:table-cell table:formula="of:=[.B90]+[.C90]" office:value-type="float" office:value="42827700" calcext:value-type="float">
            <text:p>428277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440000" calcext:value-type="float">
            <text:p>2440000</text:p>
          </table:table-cell>
          <table:table-cell table:formula="of:=[.B91]+[.C91]" office:value-type="float" office:value="45147700" calcext:value-type="float">
            <text:p>451477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70000" calcext:value-type="float">
            <text:p>2570000</text:p>
          </table:table-cell>
          <table:table-cell table:formula="of:=[.B92]+[.C92]" office:value-type="float" office:value="47587700" calcext:value-type="float">
            <text:p>475877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710000" calcext:value-type="float">
            <text:p>2710000</text:p>
          </table:table-cell>
          <table:table-cell table:formula="of:=[.B93]+[.C93]" office:value-type="float" office:value="50157700" calcext:value-type="float">
            <text:p>501577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60000" calcext:value-type="float">
            <text:p>2860000</text:p>
          </table:table-cell>
          <table:table-cell table:formula="of:=[.B94]+[.C94]" office:value-type="float" office:value="52867700" calcext:value-type="float">
            <text:p>528677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010000" calcext:value-type="float">
            <text:p>3010000</text:p>
          </table:table-cell>
          <table:table-cell table:formula="of:=[.B95]+[.C95]" office:value-type="float" office:value="55727700" calcext:value-type="float">
            <text:p>557277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170000" calcext:value-type="float">
            <text:p>3170000</text:p>
          </table:table-cell>
          <table:table-cell table:formula="of:=[.B96]+[.C96]" office:value-type="float" office:value="58737700" calcext:value-type="float">
            <text:p>587377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40000" calcext:value-type="float">
            <text:p>3340000</text:p>
          </table:table-cell>
          <table:table-cell table:formula="of:=[.B97]+[.C97]" office:value-type="float" office:value="61907700" calcext:value-type="float">
            <text:p>619077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520000" calcext:value-type="float">
            <text:p>3520000</text:p>
          </table:table-cell>
          <table:table-cell table:formula="of:=[.B98]+[.C98]" office:value-type="float" office:value="65247700" calcext:value-type="float">
            <text:p>652477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10000" calcext:value-type="float">
            <text:p>3710000</text:p>
          </table:table-cell>
          <table:table-cell table:formula="of:=[.B99]+[.C99]" office:value-type="float" office:value="68767700" calcext:value-type="float">
            <text:p>687677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910000" calcext:value-type="float">
            <text:p>3910000</text:p>
          </table:table-cell>
          <table:table-cell table:formula="of:=[.B100]+[.C100]" office:value-type="float" office:value="72477700" calcext:value-type="float">
            <text:p>724777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120000" calcext:value-type="float">
            <text:p>4120000</text:p>
          </table:table-cell>
          <table:table-cell table:formula="of:=[.B101]+[.C101]" office:value-type="float" office:value="76387700" calcext:value-type="float">
            <text:p>763877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340000" calcext:value-type="float">
            <text:p>4340000</text:p>
          </table:table-cell>
          <table:table-cell table:formula="of:=[.B102]+[.C102]" office:value-type="float" office:value="80507700" calcext:value-type="float">
            <text:p>805077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570000" calcext:value-type="float">
            <text:p>4570000</text:p>
          </table:table-cell>
          <table:table-cell table:formula="of:=[.B103]+[.C103]" office:value-type="float" office:value="84847700" calcext:value-type="float">
            <text:p>848477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810000" calcext:value-type="float">
            <text:p>4810000</text:p>
          </table:table-cell>
          <table:table-cell table:formula="of:=[.B104]+[.C104]" office:value-type="float" office:value="89417700" calcext:value-type="float">
            <text:p>894177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70000" calcext:value-type="float">
            <text:p>5070000</text:p>
          </table:table-cell>
          <table:table-cell table:formula="of:=[.B105]+[.C105]" office:value-type="float" office:value="94227700" calcext:value-type="float">
            <text:p>942277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340000" calcext:value-type="float">
            <text:p>5340000</text:p>
          </table:table-cell>
          <table:table-cell table:formula="of:=[.B106]+[.C106]" office:value-type="float" office:value="99297700" calcext:value-type="float">
            <text:p>992977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630000" calcext:value-type="float">
            <text:p>5630000</text:p>
          </table:table-cell>
          <table:table-cell table:formula="of:=[.B107]+[.C107]" office:value-type="float" office:value="104637700" calcext:value-type="float">
            <text:p>1046377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930000" calcext:value-type="float">
            <text:p>5930000</text:p>
          </table:table-cell>
          <table:table-cell table:formula="of:=[.B108]+[.C108]" office:value-type="float" office:value="110267700" calcext:value-type="float">
            <text:p>1102677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250000" calcext:value-type="float">
            <text:p>6250000</text:p>
          </table:table-cell>
          <table:table-cell table:formula="of:=[.B109]+[.C109]" office:value-type="float" office:value="116197700" calcext:value-type="float">
            <text:p>1161977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590000" calcext:value-type="float">
            <text:p>6590000</text:p>
          </table:table-cell>
          <table:table-cell table:formula="of:=[.B110]+[.C110]" office:value-type="float" office:value="122447700" calcext:value-type="float">
            <text:p>1224477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940000" calcext:value-type="float">
            <text:p>6940000</text:p>
          </table:table-cell>
          <table:table-cell table:formula="of:=[.B111]+[.C111]" office:value-type="float" office:value="129037700" calcext:value-type="float">
            <text:p>1290377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310000" calcext:value-type="float">
            <text:p>7310000</text:p>
          </table:table-cell>
          <table:table-cell table:formula="of:=[.B112]+[.C112]" office:value-type="float" office:value="135977700" calcext:value-type="float">
            <text:p>1359777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700000" calcext:value-type="float">
            <text:p>7700000</text:p>
          </table:table-cell>
          <table:table-cell table:formula="of:=[.B113]+[.C113]" office:value-type="float" office:value="143287700" calcext:value-type="float">
            <text:p>1432877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110000" calcext:value-type="float">
            <text:p>8110000</text:p>
          </table:table-cell>
          <table:table-cell table:formula="of:=[.B114]+[.C114]" office:value-type="float" office:value="150987700" calcext:value-type="float">
            <text:p>1509877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550000" calcext:value-type="float">
            <text:p>8550000</text:p>
          </table:table-cell>
          <table:table-cell table:formula="of:=[.B115]+[.C115]" office:value-type="float" office:value="159097700" calcext:value-type="float">
            <text:p>1590977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010000" calcext:value-type="float">
            <text:p>9010000</text:p>
          </table:table-cell>
          <table:table-cell table:formula="of:=[.B116]+[.C116]" office:value-type="float" office:value="167647700" calcext:value-type="float">
            <text:p>1676477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490000" calcext:value-type="float">
            <text:p>9490000</text:p>
          </table:table-cell>
          <table:table-cell table:formula="of:=[.B117]+[.C117]" office:value-type="float" office:value="176657700" calcext:value-type="float">
            <text:p>1766577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000000" calcext:value-type="float">
            <text:p>10000000</text:p>
          </table:table-cell>
          <table:table-cell table:formula="of:=[.B118]+[.C118]" office:value-type="float" office:value="186147700" calcext:value-type="float">
            <text:p>1861477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[.B119]+[.C119]" office:value-type="float" office:value="196147700" calcext:value-type="float">
            <text:p>196147700</text:p>
          </table:table-cell>
        </table:table-row>
      </table:table>
      <table:table table:name="SkinCost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table:formula="of:=[.C1]+[.B1]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table:formula="of:=[.C2]+[.B2]"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5" calcext:value-type="float">
            <text:p>335</text:p>
          </table:table-cell>
          <table:table-cell table:formula="of:=[.C3]+[.B3]"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5" calcext:value-type="float">
            <text:p>335</text:p>
          </table:table-cell>
          <table:table-cell table:formula="of:=[.C4]+[.B4]"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5" calcext:value-type="float">
            <text:p>415</text:p>
          </table:table-cell>
          <table:table-cell table:formula="of:=[.C5]+[.B5]" office:value-type="float" office:value="1675" calcext:value-type="float">
            <text:p>16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5" calcext:value-type="float">
            <text:p>415</text:p>
          </table:table-cell>
          <table:table-cell table:formula="of:=[.C6]+[.B6]"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5" calcext:value-type="float">
            <text:p>415</text:p>
          </table:table-cell>
          <table:table-cell table:formula="of:=[.C7]+[.B7]"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5" calcext:value-type="float">
            <text:p>415</text:p>
          </table:table-cell>
          <table:table-cell table:formula="of:=[.C8]+[.B8]"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5" calcext:value-type="float">
            <text:p>415</text:p>
          </table:table-cell>
          <table:table-cell table:formula="of:=[.C9]+[.B9]"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5" calcext:value-type="float">
            <text:p>525</text:p>
          </table:table-cell>
          <table:table-cell table:formula="of:=[.C10]+[.B10]" office:value-type="float" office:value="3750" calcext:value-type="float">
            <text:p>37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5" calcext:value-type="float">
            <text:p>525</text:p>
          </table:table-cell>
          <table:table-cell table:formula="of:=[.C11]+[.B11]" office:value-type="float" office:value="4275" calcext:value-type="float">
            <text:p>42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5" calcext:value-type="float">
            <text:p>525</text:p>
          </table:table-cell>
          <table:table-cell table:formula="of:=[.C12]+[.B12]"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5" calcext:value-type="float">
            <text:p>525</text:p>
          </table:table-cell>
          <table:table-cell table:formula="of:=[.C13]+[.B13]" office:value-type="float" office:value="5325" calcext:value-type="float">
            <text:p>53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5" calcext:value-type="float">
            <text:p>525</text:p>
          </table:table-cell>
          <table:table-cell table:formula="of:=[.C14]+[.B14]" office:value-type="float" office:value="5850" calcext:value-type="float">
            <text:p>58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5" calcext:value-type="float">
            <text:p>665</text:p>
          </table:table-cell>
          <table:table-cell table:formula="of:=[.C15]+[.B15]" office:value-type="float" office:value="6375" calcext:value-type="float">
            <text:p>6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5" calcext:value-type="float">
            <text:p>665</text:p>
          </table:table-cell>
          <table:table-cell table:formula="of:=[.C16]+[.B16]" office:value-type="float" office:value="7040" calcext:value-type="float">
            <text:p>70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5" calcext:value-type="float">
            <text:p>665</text:p>
          </table:table-cell>
          <table:table-cell table:formula="of:=[.C17]+[.B17]" office:value-type="float" office:value="7705" calcext:value-type="float">
            <text:p>77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5" calcext:value-type="float">
            <text:p>665</text:p>
          </table:table-cell>
          <table:table-cell table:formula="of:=[.C18]+[.B18]" office:value-type="float" office:value="8370" calcext:value-type="float">
            <text:p>83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5" calcext:value-type="float">
            <text:p>665</text:p>
          </table:table-cell>
          <table:table-cell table:formula="of:=[.C19]+[.B19]" office:value-type="float" office:value="9035" calcext:value-type="float">
            <text:p>90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 table:formula="of:=[.C20]+[.B20]" office:value-type="float" office:value="9700" calcext:value-type="float">
            <text:p>97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90" calcext:value-type="float">
            <text:p>890</text:p>
          </table:table-cell>
          <table:table-cell table:formula="of:=[.C21]+[.B21]" office:value-type="float" office:value="10590" calcext:value-type="float">
            <text:p>1059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90" calcext:value-type="float">
            <text:p>890</text:p>
          </table:table-cell>
          <table:table-cell table:formula="of:=[.C22]+[.B22]" office:value-type="float" office:value="11480" calcext:value-type="float">
            <text:p>114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table:formula="of:=[.C23]+[.B23]" office:value-type="float" office:value="12370" calcext:value-type="float">
            <text:p>123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90" calcext:value-type="float">
            <text:p>890</text:p>
          </table:table-cell>
          <table:table-cell table:formula="of:=[.C24]+[.B24]" office:value-type="float" office:value="13260" calcext:value-type="float">
            <text:p>132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table:formula="of:=[.C25]+[.B25]" office:value-type="float" office:value="14150" calcext:value-type="float">
            <text:p>141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50" calcext:value-type="float">
            <text:p>1250</text:p>
          </table:table-cell>
          <table:table-cell table:formula="of:=[.C26]+[.B26]" office:value-type="float" office:value="15400" calcext:value-type="float">
            <text:p>154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50" calcext:value-type="float">
            <text:p>1250</text:p>
          </table:table-cell>
          <table:table-cell table:formula="of:=[.C27]+[.B27]" office:value-type="float" office:value="16650" calcext:value-type="float">
            <text:p>166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50" calcext:value-type="float">
            <text:p>1250</text:p>
          </table:table-cell>
          <table:table-cell table:formula="of:=[.C28]+[.B28]" office:value-type="float" office:value="17900" calcext:value-type="float">
            <text:p>179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50" calcext:value-type="float">
            <text:p>1250</text:p>
          </table:table-cell>
          <table:table-cell table:formula="of:=[.C29]+[.B29]" office:value-type="float" office:value="19150" calcext:value-type="float">
            <text:p>191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80" calcext:value-type="float">
            <text:p>1680</text:p>
          </table:table-cell>
          <table:table-cell table:formula="of:=[.C30]+[.B30]" office:value-type="float" office:value="20400" calcext:value-type="float">
            <text:p>204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80" calcext:value-type="float">
            <text:p>1680</text:p>
          </table:table-cell>
          <table:table-cell table:formula="of:=[.C31]+[.B31]" office:value-type="float" office:value="22080" calcext:value-type="float">
            <text:p>220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80" calcext:value-type="float">
            <text:p>1680</text:p>
          </table:table-cell>
          <table:table-cell table:formula="of:=[.C32]+[.B32]" office:value-type="float" office:value="23760" calcext:value-type="float">
            <text:p>237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80" calcext:value-type="float">
            <text:p>1680</text:p>
          </table:table-cell>
          <table:table-cell table:formula="of:=[.C33]+[.B33]" office:value-type="float" office:value="25440" calcext:value-type="float">
            <text:p>254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80" calcext:value-type="float">
            <text:p>1680</text:p>
          </table:table-cell>
          <table:table-cell table:formula="of:=[.C34]+[.B34]" office:value-type="float" office:value="27120" calcext:value-type="float">
            <text:p>271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65" calcext:value-type="float">
            <text:p>2365</text:p>
          </table:table-cell>
          <table:table-cell table:formula="of:=[.C35]+[.B35]" office:value-type="float" office:value="28800" calcext:value-type="float">
            <text:p>288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65" calcext:value-type="float">
            <text:p>2365</text:p>
          </table:table-cell>
          <table:table-cell table:formula="of:=[.C36]+[.B36]" office:value-type="float" office:value="31165" calcext:value-type="float">
            <text:p>311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65" calcext:value-type="float">
            <text:p>2365</text:p>
          </table:table-cell>
          <table:table-cell table:formula="of:=[.C37]+[.B37]" office:value-type="float" office:value="33530" calcext:value-type="float">
            <text:p>335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65" calcext:value-type="float">
            <text:p>2365</text:p>
          </table:table-cell>
          <table:table-cell table:formula="of:=[.C38]+[.B38]" office:value-type="float" office:value="35895" calcext:value-type="float">
            <text:p>358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65" calcext:value-type="float">
            <text:p>2365</text:p>
          </table:table-cell>
          <table:table-cell table:formula="of:=[.C39]+[.B39]" office:value-type="float" office:value="38260" calcext:value-type="float">
            <text:p>382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65" calcext:value-type="float">
            <text:p>3265</text:p>
          </table:table-cell>
          <table:table-cell table:formula="of:=[.C40]+[.B40]" office:value-type="float" office:value="40625" calcext:value-type="float">
            <text:p>406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65" calcext:value-type="float">
            <text:p>3265</text:p>
          </table:table-cell>
          <table:table-cell table:formula="of:=[.C41]+[.B41]" office:value-type="float" office:value="43890" calcext:value-type="float">
            <text:p>4389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65" calcext:value-type="float">
            <text:p>3265</text:p>
          </table:table-cell>
          <table:table-cell table:formula="of:=[.C42]+[.B42]" office:value-type="float" office:value="47155" calcext:value-type="float">
            <text:p>471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65" calcext:value-type="float">
            <text:p>3265</text:p>
          </table:table-cell>
          <table:table-cell table:formula="of:=[.C43]+[.B43]" office:value-type="float" office:value="50420" calcext:value-type="float">
            <text:p>504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65" calcext:value-type="float">
            <text:p>3265</text:p>
          </table:table-cell>
          <table:table-cell table:formula="of:=[.C44]+[.B44]" office:value-type="float" office:value="53685" calcext:value-type="float">
            <text:p>536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05" calcext:value-type="float">
            <text:p>4705</text:p>
          </table:table-cell>
          <table:table-cell table:formula="of:=[.C45]+[.B45]" office:value-type="float" office:value="56950" calcext:value-type="float">
            <text:p>5695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05" calcext:value-type="float">
            <text:p>4705</text:p>
          </table:table-cell>
          <table:table-cell table:formula="of:=[.C46]+[.B46]" office:value-type="float" office:value="61655" calcext:value-type="float">
            <text:p>616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05" calcext:value-type="float">
            <text:p>4705</text:p>
          </table:table-cell>
          <table:table-cell table:formula="of:=[.C47]+[.B47]" office:value-type="float" office:value="66360" calcext:value-type="float">
            <text:p>663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05" calcext:value-type="float">
            <text:p>4705</text:p>
          </table:table-cell>
          <table:table-cell table:formula="of:=[.C48]+[.B48]" office:value-type="float" office:value="71065" calcext:value-type="float">
            <text:p>710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05" calcext:value-type="float">
            <text:p>4705</text:p>
          </table:table-cell>
          <table:table-cell table:formula="of:=[.C49]+[.B49]" office:value-type="float" office:value="75770" calcext:value-type="float">
            <text:p>7577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860" calcext:value-type="float">
            <text:p>6860</text:p>
          </table:table-cell>
          <table:table-cell table:formula="of:=[.C50]+[.B50]" office:value-type="float" office:value="80475" calcext:value-type="float">
            <text:p>804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60" calcext:value-type="float">
            <text:p>6860</text:p>
          </table:table-cell>
          <table:table-cell table:formula="of:=[.C51]+[.B51]" office:value-type="float" office:value="87335" calcext:value-type="float">
            <text:p>873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860" calcext:value-type="float">
            <text:p>6860</text:p>
          </table:table-cell>
          <table:table-cell table:formula="of:=[.C52]+[.B52]" office:value-type="float" office:value="94195" calcext:value-type="float">
            <text:p>941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860" calcext:value-type="float">
            <text:p>6860</text:p>
          </table:table-cell>
          <table:table-cell table:formula="of:=[.C53]+[.B53]" office:value-type="float" office:value="101055" calcext:value-type="float">
            <text:p>1010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860" calcext:value-type="float">
            <text:p>6860</text:p>
          </table:table-cell>
          <table:table-cell table:formula="of:=[.C54]+[.B54]" office:value-type="float" office:value="107915" calcext:value-type="float">
            <text:p>1079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315" calcext:value-type="float">
            <text:p>10315</text:p>
          </table:table-cell>
          <table:table-cell table:formula="of:=[.C55]+[.B55]" office:value-type="float" office:value="114775" calcext:value-type="float">
            <text:p>1147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315" calcext:value-type="float">
            <text:p>10315</text:p>
          </table:table-cell>
          <table:table-cell table:formula="of:=[.C56]+[.B56]" office:value-type="float" office:value="125090" calcext:value-type="float">
            <text:p>12509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315" calcext:value-type="float">
            <text:p>10315</text:p>
          </table:table-cell>
          <table:table-cell table:formula="of:=[.C57]+[.B57]" office:value-type="float" office:value="135405" calcext:value-type="float">
            <text:p>1354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315" calcext:value-type="float">
            <text:p>10315</text:p>
          </table:table-cell>
          <table:table-cell table:formula="of:=[.C58]+[.B58]" office:value-type="float" office:value="145720" calcext:value-type="float">
            <text:p>1457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315" calcext:value-type="float">
            <text:p>10315</text:p>
          </table:table-cell>
          <table:table-cell table:formula="of:=[.C59]+[.B59]" office:value-type="float" office:value="156035" calcext:value-type="float">
            <text:p>1560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[.C60]+[.B60]" office:value-type="float" office:value="166350" calcext:value-type="float">
            <text:p>166350</text:p>
          </table:table-cell>
        </table:table-row>
      </table:table>
      <table:table table:name="PotionCost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formula="of:=[.C1]+[.B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formula="of:=[.C2]+[.B2]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formula="of:=[.C3]+[.B3]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table:formula="of:=[.C4]+[.B4]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table:formula="of:=[.C5]+[.B5]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formula="of:=[.C6]+[.B6]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table:formula="of:=[.C7]+[.B7]"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table:formula="of:=[.C8]+[.B8]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table:formula="of:=[.C9]+[.B9]"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table:formula="of:=[.C10]+[.B10]"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table:formula="of:=[.C11]+[.B11]"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table:formula="of:=[.C12]+[.B12]"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0" calcext:value-type="float">
            <text:p>230</text:p>
          </table:table-cell>
          <table:table-cell table:formula="of:=[.C13]+[.B13]"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formula="of:=[.C14]+[.B14]"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table:formula="of:=[.C15]+[.B15]"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table:formula="of:=[.C16]+[.B16]"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0" calcext:value-type="float">
            <text:p>270</text:p>
          </table:table-cell>
          <table:table-cell table:formula="of:=[.C17]+[.B17]"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0" calcext:value-type="float">
            <text:p>280</text:p>
          </table:table-cell>
          <table:table-cell table:formula="of:=[.C18]+[.B18]"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0" calcext:value-type="float">
            <text:p>290</text:p>
          </table:table-cell>
          <table:table-cell table:formula="of:=[.C19]+[.B19]"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table:formula="of:=[.C20]+[.B20]"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0" calcext:value-type="float">
            <text:p>310</text:p>
          </table:table-cell>
          <table:table-cell table:formula="of:=[.C21]+[.B21]"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0" calcext:value-type="float">
            <text:p>320</text:p>
          </table:table-cell>
          <table:table-cell table:formula="of:=[.C22]+[.B22]" office:value-type="float" office:value="4510" calcext:value-type="float">
            <text:p>45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0" calcext:value-type="float">
            <text:p>330</text:p>
          </table:table-cell>
          <table:table-cell table:formula="of:=[.C23]+[.B23]" office:value-type="float" office:value="4830" calcext:value-type="float">
            <text:p>48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0" calcext:value-type="float">
            <text:p>340</text:p>
          </table:table-cell>
          <table:table-cell table:formula="of:=[.C24]+[.B24]" office:value-type="float" office:value="5160" calcext:value-type="float">
            <text:p>51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table:formula="of:=[.C25]+[.B25]"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0" calcext:value-type="float">
            <text:p>360</text:p>
          </table:table-cell>
          <table:table-cell table:formula="of:=[.C26]+[.B26]" office:value-type="float" office:value="5850" calcext:value-type="float">
            <text:p>58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0" calcext:value-type="float">
            <text:p>370</text:p>
          </table:table-cell>
          <table:table-cell table:formula="of:=[.C27]+[.B27]"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0" calcext:value-type="float">
            <text:p>380</text:p>
          </table:table-cell>
          <table:table-cell table:formula="of:=[.C28]+[.B28]" office:value-type="float" office:value="6580" calcext:value-type="float">
            <text:p>65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0" calcext:value-type="float">
            <text:p>390</text:p>
          </table:table-cell>
          <table:table-cell table:formula="of:=[.C29]+[.B29]" office:value-type="float" office:value="6960" calcext:value-type="float">
            <text:p>69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0" calcext:value-type="float">
            <text:p>440</text:p>
          </table:table-cell>
          <table:table-cell table:formula="of:=[.C30]+[.B30]" office:value-type="float" office:value="7350" calcext:value-type="float">
            <text:p>73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0" calcext:value-type="float">
            <text:p>490</text:p>
          </table:table-cell>
          <table:table-cell table:formula="of:=[.C31]+[.B31]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0" calcext:value-type="float">
            <text:p>540</text:p>
          </table:table-cell>
          <table:table-cell table:formula="of:=[.C32]+[.B32]" office:value-type="float" office:value="8280" calcext:value-type="float">
            <text:p>82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90" calcext:value-type="float">
            <text:p>590</text:p>
          </table:table-cell>
          <table:table-cell table:formula="of:=[.C33]+[.B33]" office:value-type="float" office:value="8820" calcext:value-type="float">
            <text:p>88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40" calcext:value-type="float">
            <text:p>640</text:p>
          </table:table-cell>
          <table:table-cell table:formula="of:=[.C34]+[.B34]" office:value-type="float" office:value="9410" calcext:value-type="float">
            <text:p>94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90" calcext:value-type="float">
            <text:p>690</text:p>
          </table:table-cell>
          <table:table-cell table:formula="of:=[.C35]+[.B35]" office:value-type="float" office:value="10050" calcext:value-type="float">
            <text:p>100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40" calcext:value-type="float">
            <text:p>740</text:p>
          </table:table-cell>
          <table:table-cell table:formula="of:=[.C36]+[.B36]" office:value-type="float" office:value="10740" calcext:value-type="float">
            <text:p>107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0" calcext:value-type="float">
            <text:p>790</text:p>
          </table:table-cell>
          <table:table-cell table:formula="of:=[.C37]+[.B37]" office:value-type="float" office:value="11480" calcext:value-type="float">
            <text:p>114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40" calcext:value-type="float">
            <text:p>840</text:p>
          </table:table-cell>
          <table:table-cell table:formula="of:=[.C38]+[.B38]" office:value-type="float" office:value="12270" calcext:value-type="float">
            <text:p>122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90" calcext:value-type="float">
            <text:p>890</text:p>
          </table:table-cell>
          <table:table-cell table:formula="of:=[.C39]+[.B39]" office:value-type="float" office:value="13110" calcext:value-type="float">
            <text:p>131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40" calcext:value-type="float">
            <text:p>940</text:p>
          </table:table-cell>
          <table:table-cell table:formula="of:=[.C40]+[.B40]" office:value-type="float" office:value="14000" calcext:value-type="float">
            <text:p>140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0" calcext:value-type="float">
            <text:p>990</text:p>
          </table:table-cell>
          <table:table-cell table:formula="of:=[.C41]+[.B41]" office:value-type="float" office:value="14940" calcext:value-type="float">
            <text:p>1494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40" calcext:value-type="float">
            <text:p>1040</text:p>
          </table:table-cell>
          <table:table-cell table:formula="of:=[.C42]+[.B42]" office:value-type="float" office:value="15930" calcext:value-type="float">
            <text:p>1593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90" calcext:value-type="float">
            <text:p>1090</text:p>
          </table:table-cell>
          <table:table-cell table:formula="of:=[.C43]+[.B43]" office:value-type="float" office:value="16970" calcext:value-type="float">
            <text:p>1697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40" calcext:value-type="float">
            <text:p>1140</text:p>
          </table:table-cell>
          <table:table-cell table:formula="of:=[.C44]+[.B44]" office:value-type="float" office:value="18060" calcext:value-type="float">
            <text:p>180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90" calcext:value-type="float">
            <text:p>1190</text:p>
          </table:table-cell>
          <table:table-cell table:formula="of:=[.C45]+[.B45]" office:value-type="float" office:value="19200" calcext:value-type="float">
            <text:p>192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40" calcext:value-type="float">
            <text:p>1240</text:p>
          </table:table-cell>
          <table:table-cell table:formula="of:=[.C46]+[.B46]" office:value-type="float" office:value="20390" calcext:value-type="float">
            <text:p>2039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90" calcext:value-type="float">
            <text:p>1290</text:p>
          </table:table-cell>
          <table:table-cell table:formula="of:=[.C47]+[.B47]" office:value-type="float" office:value="21630" calcext:value-type="float">
            <text:p>216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40" calcext:value-type="float">
            <text:p>1340</text:p>
          </table:table-cell>
          <table:table-cell table:formula="of:=[.C48]+[.B48]" office:value-type="float" office:value="22920" calcext:value-type="float">
            <text:p>229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90" calcext:value-type="float">
            <text:p>1390</text:p>
          </table:table-cell>
          <table:table-cell table:formula="of:=[.C49]+[.B49]" office:value-type="float" office:value="24260" calcext:value-type="float">
            <text:p>242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90" calcext:value-type="float">
            <text:p>1490</text:p>
          </table:table-cell>
          <table:table-cell table:formula="of:=[.C50]+[.B50]" office:value-type="float" office:value="25650" calcext:value-type="float">
            <text:p>256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90" calcext:value-type="float">
            <text:p>1590</text:p>
          </table:table-cell>
          <table:table-cell table:formula="of:=[.C51]+[.B51]" office:value-type="float" office:value="27140" calcext:value-type="float">
            <text:p>2714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90" calcext:value-type="float">
            <text:p>1690</text:p>
          </table:table-cell>
          <table:table-cell table:formula="of:=[.C52]+[.B52]" office:value-type="float" office:value="28730" calcext:value-type="float">
            <text:p>287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90" calcext:value-type="float">
            <text:p>1790</text:p>
          </table:table-cell>
          <table:table-cell table:formula="of:=[.C53]+[.B53]" office:value-type="float" office:value="30420" calcext:value-type="float">
            <text:p>304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90" calcext:value-type="float">
            <text:p>1890</text:p>
          </table:table-cell>
          <table:table-cell table:formula="of:=[.C54]+[.B54]" office:value-type="float" office:value="32210" calcext:value-type="float">
            <text:p>322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90" calcext:value-type="float">
            <text:p>1990</text:p>
          </table:table-cell>
          <table:table-cell table:formula="of:=[.C55]+[.B55]" office:value-type="float" office:value="34100" calcext:value-type="float">
            <text:p>341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90" calcext:value-type="float">
            <text:p>2090</text:p>
          </table:table-cell>
          <table:table-cell table:formula="of:=[.C56]+[.B56]" office:value-type="float" office:value="36090" calcext:value-type="float">
            <text:p>3609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90" calcext:value-type="float">
            <text:p>2190</text:p>
          </table:table-cell>
          <table:table-cell table:formula="of:=[.C57]+[.B57]" office:value-type="float" office:value="38180" calcext:value-type="float">
            <text:p>3818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90" calcext:value-type="float">
            <text:p>2290</text:p>
          </table:table-cell>
          <table:table-cell table:formula="of:=[.C58]+[.B58]" office:value-type="float" office:value="40370" calcext:value-type="float">
            <text:p>4037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90" calcext:value-type="float">
            <text:p>2390</text:p>
          </table:table-cell>
          <table:table-cell table:formula="of:=[.C59]+[.B59]" office:value-type="float" office:value="42660" calcext:value-type="float">
            <text:p>426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90" calcext:value-type="float">
            <text:p>2490</text:p>
          </table:table-cell>
          <table:table-cell table:formula="of:=[.C60]+[.B60]" office:value-type="float" office:value="45050" calcext:value-type="float">
            <text:p>450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90" calcext:value-type="float">
            <text:p>2590</text:p>
          </table:table-cell>
          <table:table-cell table:formula="of:=[.C61]+[.B61]" office:value-type="float" office:value="47540" calcext:value-type="float">
            <text:p>4754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90" calcext:value-type="float">
            <text:p>2690</text:p>
          </table:table-cell>
          <table:table-cell table:formula="of:=[.C62]+[.B62]" office:value-type="float" office:value="50130" calcext:value-type="float">
            <text:p>501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90" calcext:value-type="float">
            <text:p>2790</text:p>
          </table:table-cell>
          <table:table-cell table:formula="of:=[.C63]+[.B63]" office:value-type="float" office:value="52820" calcext:value-type="float">
            <text:p>528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90" calcext:value-type="float">
            <text:p>2890</text:p>
          </table:table-cell>
          <table:table-cell table:formula="of:=[.C64]+[.B64]" office:value-type="float" office:value="55610" calcext:value-type="float">
            <text:p>556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990" calcext:value-type="float">
            <text:p>2990</text:p>
          </table:table-cell>
          <table:table-cell table:formula="of:=[.C65]+[.B65]" office:value-type="float" office:value="58500" calcext:value-type="float">
            <text:p>585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90" calcext:value-type="float">
            <text:p>3090</text:p>
          </table:table-cell>
          <table:table-cell table:formula="of:=[.C66]+[.B66]" office:value-type="float" office:value="61490" calcext:value-type="float">
            <text:p>6149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190" calcext:value-type="float">
            <text:p>3190</text:p>
          </table:table-cell>
          <table:table-cell table:formula="of:=[.C67]+[.B67]" office:value-type="float" office:value="64580" calcext:value-type="float">
            <text:p>645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290" calcext:value-type="float">
            <text:p>3290</text:p>
          </table:table-cell>
          <table:table-cell table:formula="of:=[.C68]+[.B68]" office:value-type="float" office:value="67770" calcext:value-type="float">
            <text:p>6777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390" calcext:value-type="float">
            <text:p>3390</text:p>
          </table:table-cell>
          <table:table-cell table:formula="of:=[.C69]+[.B69]" office:value-type="float" office:value="71060" calcext:value-type="float">
            <text:p>7106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90" calcext:value-type="float">
            <text:p>3590</text:p>
          </table:table-cell>
          <table:table-cell table:formula="of:=[.C70]+[.B70]" office:value-type="float" office:value="74450" calcext:value-type="float">
            <text:p>7445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790" calcext:value-type="float">
            <text:p>3790</text:p>
          </table:table-cell>
          <table:table-cell table:formula="of:=[.C71]+[.B71]" office:value-type="float" office:value="78040" calcext:value-type="float">
            <text:p>7804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990" calcext:value-type="float">
            <text:p>3990</text:p>
          </table:table-cell>
          <table:table-cell table:formula="of:=[.C72]+[.B72]" office:value-type="float" office:value="81830" calcext:value-type="float">
            <text:p>8183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190" calcext:value-type="float">
            <text:p>4190</text:p>
          </table:table-cell>
          <table:table-cell table:formula="of:=[.C73]+[.B73]" office:value-type="float" office:value="85820" calcext:value-type="float">
            <text:p>858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390" calcext:value-type="float">
            <text:p>4390</text:p>
          </table:table-cell>
          <table:table-cell table:formula="of:=[.C74]+[.B74]" office:value-type="float" office:value="90010" calcext:value-type="float">
            <text:p>9001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590" calcext:value-type="float">
            <text:p>4590</text:p>
          </table:table-cell>
          <table:table-cell table:formula="of:=[.C75]+[.B75]" office:value-type="float" office:value="94400" calcext:value-type="float">
            <text:p>944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790" calcext:value-type="float">
            <text:p>4790</text:p>
          </table:table-cell>
          <table:table-cell table:formula="of:=[.C76]+[.B76]" office:value-type="float" office:value="98990" calcext:value-type="float">
            <text:p>9899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990" calcext:value-type="float">
            <text:p>4990</text:p>
          </table:table-cell>
          <table:table-cell table:formula="of:=[.C77]+[.B77]" office:value-type="float" office:value="103780" calcext:value-type="float">
            <text:p>10378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190" calcext:value-type="float">
            <text:p>5190</text:p>
          </table:table-cell>
          <table:table-cell table:formula="of:=[.C78]+[.B78]" office:value-type="float" office:value="108770" calcext:value-type="float">
            <text:p>1087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90" calcext:value-type="float">
            <text:p>5390</text:p>
          </table:table-cell>
          <table:table-cell table:formula="of:=[.C79]+[.B79]" office:value-type="float" office:value="113960" calcext:value-type="float">
            <text:p>11396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590" calcext:value-type="float">
            <text:p>5590</text:p>
          </table:table-cell>
          <table:table-cell table:formula="of:=[.C80]+[.B80]" office:value-type="float" office:value="119350" calcext:value-type="float">
            <text:p>11935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990" calcext:value-type="float">
            <text:p>5990</text:p>
          </table:table-cell>
          <table:table-cell table:formula="of:=[.C81]+[.B81]" office:value-type="float" office:value="124940" calcext:value-type="float">
            <text:p>12494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90" calcext:value-type="float">
            <text:p>6390</text:p>
          </table:table-cell>
          <table:table-cell table:formula="of:=[.C82]+[.B82]" office:value-type="float" office:value="130930" calcext:value-type="float">
            <text:p>13093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790" calcext:value-type="float">
            <text:p>6790</text:p>
          </table:table-cell>
          <table:table-cell table:formula="of:=[.C83]+[.B83]" office:value-type="float" office:value="137320" calcext:value-type="float">
            <text:p>13732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190" calcext:value-type="float">
            <text:p>7190</text:p>
          </table:table-cell>
          <table:table-cell table:formula="of:=[.C84]+[.B84]" office:value-type="float" office:value="144110" calcext:value-type="float">
            <text:p>1441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590" calcext:value-type="float">
            <text:p>7590</text:p>
          </table:table-cell>
          <table:table-cell table:formula="of:=[.C85]+[.B85]" office:value-type="float" office:value="151300" calcext:value-type="float">
            <text:p>1513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990" calcext:value-type="float">
            <text:p>7990</text:p>
          </table:table-cell>
          <table:table-cell table:formula="of:=[.C86]+[.B86]" office:value-type="float" office:value="158890" calcext:value-type="float">
            <text:p>15889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390" calcext:value-type="float">
            <text:p>8390</text:p>
          </table:table-cell>
          <table:table-cell table:formula="of:=[.C87]+[.B87]" office:value-type="float" office:value="166880" calcext:value-type="float">
            <text:p>16688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790" calcext:value-type="float">
            <text:p>8790</text:p>
          </table:table-cell>
          <table:table-cell table:formula="of:=[.C88]+[.B88]" office:value-type="float" office:value="175270" calcext:value-type="float">
            <text:p>1752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90" calcext:value-type="float">
            <text:p>9190</text:p>
          </table:table-cell>
          <table:table-cell table:formula="of:=[.C89]+[.B89]" office:value-type="float" office:value="184060" calcext:value-type="float">
            <text:p>1840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590" calcext:value-type="float">
            <text:p>9590</text:p>
          </table:table-cell>
          <table:table-cell table:formula="of:=[.C90]+[.B90]" office:value-type="float" office:value="193250" calcext:value-type="float">
            <text:p>19325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990" calcext:value-type="float">
            <text:p>9990</text:p>
          </table:table-cell>
          <table:table-cell table:formula="of:=[.C91]+[.B91]" office:value-type="float" office:value="202840" calcext:value-type="float">
            <text:p>2028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390" calcext:value-type="float">
            <text:p>10390</text:p>
          </table:table-cell>
          <table:table-cell table:formula="of:=[.C92]+[.B92]" office:value-type="float" office:value="212830" calcext:value-type="float">
            <text:p>21283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790" calcext:value-type="float">
            <text:p>10790</text:p>
          </table:table-cell>
          <table:table-cell table:formula="of:=[.C93]+[.B93]" office:value-type="float" office:value="223220" calcext:value-type="float">
            <text:p>2232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190" calcext:value-type="float">
            <text:p>11190</text:p>
          </table:table-cell>
          <table:table-cell table:formula="of:=[.C94]+[.B94]" office:value-type="float" office:value="234010" calcext:value-type="float">
            <text:p>2340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590" calcext:value-type="float">
            <text:p>11590</text:p>
          </table:table-cell>
          <table:table-cell table:formula="of:=[.C95]+[.B95]" office:value-type="float" office:value="245200" calcext:value-type="float">
            <text:p>2452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990" calcext:value-type="float">
            <text:p>11990</text:p>
          </table:table-cell>
          <table:table-cell table:formula="of:=[.C96]+[.B96]" office:value-type="float" office:value="256790" calcext:value-type="float">
            <text:p>25679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390" calcext:value-type="float">
            <text:p>12390</text:p>
          </table:table-cell>
          <table:table-cell table:formula="of:=[.C97]+[.B97]" office:value-type="float" office:value="268780" calcext:value-type="float">
            <text:p>26878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790" calcext:value-type="float">
            <text:p>12790</text:p>
          </table:table-cell>
          <table:table-cell table:formula="of:=[.C98]+[.B98]" office:value-type="float" office:value="281170" calcext:value-type="float">
            <text:p>28117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390" calcext:value-type="float">
            <text:p>13390</text:p>
          </table:table-cell>
          <table:table-cell table:formula="of:=[.C99]+[.B99]" office:value-type="float" office:value="293960" calcext:value-type="float">
            <text:p>29396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990" calcext:value-type="float">
            <text:p>13990</text:p>
          </table:table-cell>
          <table:table-cell table:formula="of:=[.C100]+[.B100]" office:value-type="float" office:value="307350" calcext:value-type="float">
            <text:p>30735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90" calcext:value-type="float">
            <text:p>14590</text:p>
          </table:table-cell>
          <table:table-cell table:formula="of:=[.C101]+[.B101]" office:value-type="float" office:value="321340" calcext:value-type="float">
            <text:p>32134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190" calcext:value-type="float">
            <text:p>15190</text:p>
          </table:table-cell>
          <table:table-cell table:formula="of:=[.C102]+[.B102]" office:value-type="float" office:value="335930" calcext:value-type="float">
            <text:p>3359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790" calcext:value-type="float">
            <text:p>15790</text:p>
          </table:table-cell>
          <table:table-cell table:formula="of:=[.C103]+[.B103]" office:value-type="float" office:value="351120" calcext:value-type="float">
            <text:p>3511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6390" calcext:value-type="float">
            <text:p>16390</text:p>
          </table:table-cell>
          <table:table-cell table:formula="of:=[.C104]+[.B104]" office:value-type="float" office:value="366910" calcext:value-type="float">
            <text:p>3669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990" calcext:value-type="float">
            <text:p>16990</text:p>
          </table:table-cell>
          <table:table-cell table:formula="of:=[.C105]+[.B105]" office:value-type="float" office:value="383300" calcext:value-type="float">
            <text:p>3833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590" calcext:value-type="float">
            <text:p>17590</text:p>
          </table:table-cell>
          <table:table-cell table:formula="of:=[.C106]+[.B106]" office:value-type="float" office:value="400290" calcext:value-type="float">
            <text:p>40029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190" calcext:value-type="float">
            <text:p>18190</text:p>
          </table:table-cell>
          <table:table-cell table:formula="of:=[.C107]+[.B107]" office:value-type="float" office:value="417880" calcext:value-type="float">
            <text:p>41788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790" calcext:value-type="float">
            <text:p>18790</text:p>
          </table:table-cell>
          <table:table-cell table:formula="of:=[.C108]+[.B108]" office:value-type="float" office:value="436070" calcext:value-type="float">
            <text:p>43607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590" calcext:value-type="float">
            <text:p>19590</text:p>
          </table:table-cell>
          <table:table-cell table:formula="of:=[.C109]+[.B109]" office:value-type="float" office:value="454860" calcext:value-type="float">
            <text:p>45486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390" calcext:value-type="float">
            <text:p>20390</text:p>
          </table:table-cell>
          <table:table-cell table:formula="of:=[.C110]+[.B110]" office:value-type="float" office:value="474450" calcext:value-type="float">
            <text:p>47445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190" calcext:value-type="float">
            <text:p>21190</text:p>
          </table:table-cell>
          <table:table-cell table:formula="of:=[.C111]+[.B111]" office:value-type="float" office:value="494840" calcext:value-type="float">
            <text:p>49484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1990" calcext:value-type="float">
            <text:p>21990</text:p>
          </table:table-cell>
          <table:table-cell table:formula="of:=[.C112]+[.B112]" office:value-type="float" office:value="516030" calcext:value-type="float">
            <text:p>51603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790" calcext:value-type="float">
            <text:p>22790</text:p>
          </table:table-cell>
          <table:table-cell table:formula="of:=[.C113]+[.B113]" office:value-type="float" office:value="538020" calcext:value-type="float">
            <text:p>53802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590" calcext:value-type="float">
            <text:p>23590</text:p>
          </table:table-cell>
          <table:table-cell table:formula="of:=[.C114]+[.B114]" office:value-type="float" office:value="560810" calcext:value-type="float">
            <text:p>5608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4390" calcext:value-type="float">
            <text:p>24390</text:p>
          </table:table-cell>
          <table:table-cell table:formula="of:=[.C115]+[.B115]" office:value-type="float" office:value="584400" calcext:value-type="float">
            <text:p>5844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190" calcext:value-type="float">
            <text:p>25190</text:p>
          </table:table-cell>
          <table:table-cell table:formula="of:=[.C116]+[.B116]" office:value-type="float" office:value="608790" calcext:value-type="float">
            <text:p>60879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990" calcext:value-type="float">
            <text:p>25990</text:p>
          </table:table-cell>
          <table:table-cell table:formula="of:=[.C117]+[.B117]" office:value-type="float" office:value="633980" calcext:value-type="float">
            <text:p>63398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6790" calcext:value-type="float">
            <text:p>26790</text:p>
          </table:table-cell>
          <table:table-cell table:formula="of:=[.C118]+[.B118]" office:value-type="float" office:value="659970" calcext:value-type="float">
            <text:p>65997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[.C119]+[.B119]" office:value-type="float" office:value="686760" calcext:value-type="float">
            <text:p>686760</text:p>
          </table:table-cell>
        </table:table-row>
      </table:table>
      <table:table table:name="StarCost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30" calcext:value-type="float">
            <text:p>3130</text:p>
          </table:table-cell>
        </table:table-row>
      </table:table>
      <table:table table:name="StarGoldCost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00" calcext:value-type="float">
            <text:p>75000</text:p>
          </table:table-cell>
          <table:table-cell table:formula="of:=[.C1]+[.B1]"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000" calcext:value-type="float">
            <text:p>300000</text:p>
          </table:table-cell>
          <table:table-cell table:formula="of:=[.C2]+[.B2]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0000" calcext:value-type="float">
            <text:p>750000</text:p>
          </table:table-cell>
          <table:table-cell table:formula="of:=[.C3]+[.B3]" office:value-type="float" office:value="400000" calcext:value-type="float">
            <text:p>4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0000" calcext:value-type="float">
            <text:p>1250000</text:p>
          </table:table-cell>
          <table:table-cell table:formula="of:=[.C4]+[.B4]" office:value-type="float" office:value="1150000" calcext:value-type="float">
            <text:p>115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0000" calcext:value-type="float">
            <text:p>2500000</text:p>
          </table:table-cell>
          <table:table-cell table:formula="of:=[.C5]+[.B5]" office:value-type="float" office:value="2400000" calcext:value-type="float">
            <text:p>24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[.C6]+[.B6]" office:value-type="float" office:value="4900000" calcext:value-type="float">
            <text:p>49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8">00/00/0000</text:date>, <text:time style:data-style-name="N2" text:time-value="19:32:23.2856436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24.2.7.2$Linux_X86_64 LibreOffice_project/420$Build-2</meta:generator>
    <meta:editing-cycles>0</meta:editing-cycles>
    <meta:editing-duration>P0D</meta:editing-duration>
    <meta:document-statistic meta:table-count="7" meta:cell-count="1965" meta:object-count="0"/>
  </office:meta>
</office:document-meta>
</file>